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odEnabled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&quot; &amp; [.B5] &amp; [.E5] &amp; &quot;)&quot;; &quot;&quot;)" office:value-type="string" office:string-value="JsonUtil.SetIntValue(configFile, &quot;modEnabled&quot;, modEnabled as int)" calcext:value-type="string">
            <text:p>JsonUtil.SetIntValue(configFile, "modEnabled", modEnabled as int)</text:p>
          </table:table-cell>
          <table:table-cell table:formula="of:=IF([.A5]&lt;&gt;&quot;&quot;; [.B5] &amp; &quot; = JsonUtil.Get&quot; &amp; [.D5] &amp; &quot;Value(&quot; &amp; [.$B$1] &amp; &quot;, &quot;&quot;&quot; &amp; [.B5] &amp; &quot;&quot;&quot;)&quot;; &quot;&quot;)" office:value-type="string" office:string-value="modEnabled = JsonUtil.GetIntValue(configFile, &quot;modEnabled&quot;)" calcext:value-type="string">
            <text:p>modEnabled = JsonUtil.GetIntValue(configFile, "mod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NotifFlag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&quot; &amp; [.B6] &amp; [.E6] &amp; &quot;)&quot;; &quot;&quot;)" office:value-type="string" office:string-value="JsonUtil.SetIntValue(configFile, &quot;debugNotifFlag&quot;, debugNotifFlag as int)" calcext:value-type="string">
            <text:p>JsonUtil.SetIntValue(configFile, "debugNotifFlag", debugNotifFlag as int)</text:p>
          </table:table-cell>
          <table:table-cell table:formula="of:=IF([.A6]&lt;&gt;&quot;&quot;; [.B6] &amp; &quot; = JsonUtil.Get&quot; &amp; [.D6] &amp; &quot;Value(&quot; &amp; [.$B$1] &amp; &quot;, &quot;&quot;&quot; &amp; [.B6] &amp; &quot;&quot;&quot;)&quot;; &quot;&quot;)" office:value-type="string" office:string-value="debugNotifFlag = JsonUtil.GetIntValue(configFile, &quot;debugNotifFlag&quot;)" calcext:value-type="string">
            <text:p>debugNotifFlag = JsonUtil.GetIntValue(configFile, "debug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7]=&quot;bool&quot;; &quot;Int&quot;; PROPER([.A7])))" office:value-type="string" office:string-value="Int" calcext:value-type="string">
            <text:p>Int</text:p>
          </table:table-cell>
          <table:table-cell table:formula="of:=T(IF([.A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&quot; &amp; [.B7] &amp; [.E7] &amp; &quot;)&quot;; &quot;&quot;)" office:value-type="string" office:string-value="JsonUtil.SetIntValue(configFile, &quot;debugLogFlag&quot;, debugLogFlag as int)" calcext:value-type="string">
            <text:p>JsonUtil.SetIntValue(configFile, "debugLogFlag", debugLogFlag as int)</text:p>
          </table:table-cell>
          <table:table-cell table:formula="of:=IF([.A7]&lt;&gt;&quot;&quot;; [.B7] &amp; &quot; = JsonUtil.Get&quot; &amp; [.D7] &amp; &quot;Value(&quot; &amp; [.$B$1] &amp; &quot;, &quot;&quot;&quot; &amp; [.B7] &amp; &quot;&quot;&quot;)&quot;; &quot;&quot;)" office:value-type="string" office:string-value="debugLogFlag = JsonUtil.GetIntValue(configFile, &quot;debugLogFlag&quot;)" calcext:value-type="string">
            <text:p>debugLogFlag = JsonUtil.GetIntValue(configFile, "debugLog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registNotifFlag</text:p>
          </table:table-cell>
          <table:table-cell/>
          <table:table-cell table:formula="of:=T(IF([.A8]=&quot;bool&quot;; &quot;Int&quot;; PROPER([.A8])))" office:value-type="string" office:string-value="Int" calcext:value-type="string">
            <text:p>Int</text:p>
          </table:table-cell>
          <table:table-cell table:formula="of:=T(IF([.A8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 office:value-type="string" office:string-value="JsonUtil.SetIntValue(configFile, &quot;registNotifFlag&quot;, registNotifFlag as int)" calcext:value-type="string">
            <text:p>JsonUtil.SetIntValue(configFile, "registNotifFlag", registNotifFlag as int)</text:p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 office:value-type="string" office:string-value="registNotifFlag = JsonUtil.GetIntValue(configFile, &quot;registNotifFlag&quot;)" calcext:value-type="string">
            <text:p>registNotifFlag = JsonUtil.GetIntValue(configFile, "registNotifFlag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All</text:p>
          </table:table-cell>
          <table:table-cell/>
          <table:table-cell table:formula="of:=T(IF([.A9]=&quot;bool&quot;; &quot;Int&quot;; PROPER([.A9])))" office:value-type="string" office:string-value="Int" calcext:value-type="string">
            <text:p>Int</text:p>
          </table:table-cell>
          <table:table-cell table:formula="of:=T(IF([.A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&quot; &amp; [.B9] &amp; [.E9] &amp; &quot;)&quot;; &quot;&quot;)" office:value-type="string" office:string-value="JsonUtil.SetIntValue(configFile, &quot;knockDownAll&quot;, knockDownAll as int)" calcext:value-type="string">
            <text:p>JsonUtil.SetIntValue(configFile, "knockDownAll", knockDownAll as int)</text:p>
          </table:table-cell>
          <table:table-cell table:formula="of:=IF([.A9]&lt;&gt;&quot;&quot;; [.B9] &amp; &quot; = JsonUtil.Get&quot; &amp; [.D9] &amp; &quot;Value(&quot; &amp; [.$B$1] &amp; &quot;, &quot;&quot;&quot; &amp; [.B9] &amp; &quot;&quot;&quot;)&quot;; &quot;&quot;)" office:value-type="string" office:string-value="knockDownAll = JsonUtil.GetIntValue(configFile, &quot;knockDownAll&quot;)" calcext:value-type="string">
            <text:p>knockDownAll = JsonUtil.GetIntValue(configFile, "knockDownAll")</text:p>
          </table:table-cell>
        </table:table-row>
        <table:table-row table:style-name="ro1">
          <table:table-cell table:number-columns-repeated="3"/>
          <table:table-cell table:formula="of:=T(IF([.A10]=&quot;bool&quot;; &quot;Int&quot;; PROPER([.A10])))">
            <text:p/>
          </table:table-cell>
          <table:table-cell table:formula="of:=T(IF([.A10]=&quot;bool&quot;;&quot; as int&quot;;&quot;&quot;))">
            <text:p/>
          </table:table-cell>
          <table:table-cell/>
          <table:table-cell table:formula="of:=IF([.A10]&lt;&gt;&quot;&quot;; &quot;JsonUtil.Set&quot; &amp; [.D10] &amp; &quot;Value(&quot; &amp; [.$B$1] &amp; &quot;, &quot;&quot;&quot; &amp; [.B10] &amp; &quot;&quot;&quot;, &quot; &amp; [.B10] &amp; [.E10] &amp; &quot;)&quot;; &quot;&quot;)">
            <text:p/>
          </table:table-cell>
          <table:table-cell table:formula="of:=IF([.A10]&lt;&gt;&quot;&quot;; [.B10] &amp; &quot; = JsonUtil.Get&quot; &amp; [.D10] &amp; &quot;Value(&quot; &amp; [.$B$1] &amp; &quot;, &quot;&quot;&quot; &amp; [.B10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PlayerRape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&quot; &amp; [.B11] &amp; [.E11] &amp; &quot;)&quot;; &quot;&quot;)" office:value-type="string" office:string-value="JsonUtil.SetIntValue(configFile, &quot;enablePlayerRape&quot;, enablePlayerRape as int)" calcext:value-type="string">
            <text:p>JsonUtil.SetIntValue(configFile, "enablePlayerRape", enablePlayerRape as int)</text:p>
          </table:table-cell>
          <table:table-cell table:formula="of:=IF([.A11]&lt;&gt;&quot;&quot;; [.B11] &amp; &quot; = JsonUtil.Get&quot; &amp; [.D11] &amp; &quot;Value(&quot; &amp; [.$B$1] &amp; &quot;, &quot;&quot;&quot; &amp; [.B11] &amp; &quot;&quot;&quot;)&quot;; &quot;&quot;)" office:value-type="string" office:string-value="enablePlayerRape = JsonUtil.GetIntValue(configFile, &quot;enablePlayerRape&quot;)" calcext:value-type="string">
            <text:p>enablePlayerRape = JsonUtil.GetIntValue(configFile, "enablePlayerRap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knockDownOnly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&quot; &amp; [.B12] &amp; [.E12] &amp; &quot;)&quot;; &quot;&quot;)" office:value-type="string" office:string-value="JsonUtil.SetIntValue(configFile, &quot;knockDownOnly&quot;, knockDownOnly as int)" calcext:value-type="string">
            <text:p>JsonUtil.SetIntValue(configFile, "knockDownOnly", knockDownOnly as int)</text:p>
          </table:table-cell>
          <table:table-cell table:formula="of:=IF([.A12]&lt;&gt;&quot;&quot;; [.B12] &amp; &quot; = JsonUtil.Get&quot; &amp; [.D12] &amp; &quot;Value(&quot; &amp; [.$B$1] &amp; &quot;, &quot;&quot;&quot; &amp; [.B12] &amp; &quot;&quot;&quot;)&quot;; &quot;&quot;)" office:value-type="string" office:string-value="knockDownOnly = JsonUtil.GetIntValue(configFile, &quot;knockDownOnly&quot;)" calcext:value-type="string">
            <text:p>knockDownOnly = JsonUtil.GetIntValue(configFile, "knockDownOnly")</text:p>
          </table:table-cell>
        </table:table-row>
        <table:table-row table:style-name="ro1">
          <table:table-cell table:number-columns-repeated="3"/>
          <table:table-cell table:formula="of:=T(IF([.A13]=&quot;bool&quot;; &quot;Int&quot;; PROPER([.A13])))">
            <text:p/>
          </table:table-cell>
          <table:table-cell table:formula="of:=T(IF([.A13]=&quot;bool&quot;;&quot; as int&quot;;&quot;&quot;))">
            <text:p/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&quot; &amp; [.B13] &amp; [.E13] &amp; &quot;)&quot;; &quot;&quot;)">
            <text:p/>
          </table:table-cell>
          <table:table-cell table:formula="of:=IF([.A13]&lt;&gt;&quot;&quot;; [.B13] &amp; &quot; = JsonUtil.Get&quot; &amp; [.D13] &amp; &quot;Value(&quot; &amp; [.$B$1] &amp; &quot;, &quot;&quot;&quot; &amp; [.B1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</text:p>
          </table:table-cell>
          <table:table-cell/>
          <table:table-cell table:formula="of:=T(IF([.A14]=&quot;bool&quot;; &quot;Int&quot;; PROPER([.A14])))" office:value-type="string" office:string-value="Int" calcext:value-type="string">
            <text:p>Int</text:p>
          </table:table-cell>
          <table:table-cell table:formula="of:=T(IF([.A14]=&quot;bool&quot;;&quot; as int&quot;;&quot;&quot;))">
            <text:p/>
          </table:table-cell>
          <table:table-cell/>
          <table:table-cell table:formula="of:=IF([.A14]&lt;&gt;&quot;&quot;; &quot;JsonUtil.Set&quot; &amp; [.D14] &amp; &quot;Value(&quot; &amp; [.$B$1] &amp; &quot;, &quot;&quot;&quot; &amp; [.B14] &amp; &quot;&quot;&quot;, &quot; &amp; [.B14] &amp; [.E14] &amp; &quot;)&quot;; &quot;&quot;)" office:value-type="string" office:string-value="JsonUtil.SetIntValue(configFile, &quot;matchedSex&quot;, matchedSex)" calcext:value-type="string">
            <text:p>JsonUtil.SetIntValue(configFile, "matchedSex", matchedSex)</text:p>
          </table:table-cell>
          <table:table-cell table:formula="of:=IF([.A14]&lt;&gt;&quot;&quot;; [.B14] &amp; &quot; = JsonUtil.Get&quot; &amp; [.D14] &amp; &quot;Value(&quot; &amp; [.$B$1] &amp; &quot;, &quot;&quot;&quot; &amp; [.B14] &amp; &quot;&quot;&quot;)&quot;; &quot;&quot;)" office:value-type="string" office:string-value="matchedSex = JsonUtil.GetIntValue(configFile, &quot;matchedSex&quot;)" calcext:value-type="string">
            <text:p>matchedSex = JsonUtil.GetIntValue(configFile, "matchedSex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&quot; &amp; [.B15] &amp; [.E15] &amp; &quot;)&quot;; &quot;&quot;)" office:value-type="string" office:string-value="JsonUtil.SetIntValue(configFile, &quot;healthLimit&quot;, healthLimit)" calcext:value-type="string">
            <text:p>JsonUtil.SetIntValue(configFile, "healthLimit", healthLimit)</text:p>
          </table:table-cell>
          <table:table-cell table:formula="of:=IF([.A15]&lt;&gt;&quot;&quot;; [.B15] &amp; &quot; = JsonUtil.Get&quot; &amp; [.D15] &amp; &quot;Value(&quot; &amp; [.$B$1] &amp; &quot;, &quot;&quot;&quot; &amp; [.B15] &amp; &quot;&quot;&quot;)&quot;; &quot;&quot;)" office:value-type="string" office:string-value="healthLimit = JsonUtil.GetIntValue(configFile, &quot;healthLimit&quot;)" calcext:value-type="string">
            <text:p>healthLimit = JsonUtil.GetIntValue(configFile, "healthLimi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>
            <text:p/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&quot; &amp; [.B16] &amp; [.E16] &amp; &quot;)&quot;; &quot;&quot;)" office:value-type="string" office:string-value="JsonUtil.SetIntValue(configFile, &quot;healthLimitBottom&quot;, healthLimitBottom)" calcext:value-type="string">
            <text:p>JsonUtil.SetIntValue(configFile, "healthLimitBottom", healthLimitBottom)</text:p>
          </table:table-cell>
          <table:table-cell table:formula="of:=IF([.A16]&lt;&gt;&quot;&quot;; [.B16] &amp; &quot; = JsonUtil.Get&quot; &amp; [.D16] &amp; &quot;Value(&quot; &amp; [.$B$1] &amp; &quot;, &quot;&quot;&quot; &amp; [.B16] &amp; &quot;&quot;&quot;)&quot;; &quot;&quot;)" office:value-type="string" office:string-value="healthLimitBottom = JsonUtil.GetIntValue(configFile, &quot;healthLimitBottom&quot;)" calcext:value-type="string">
            <text:p>healthLimitBottom = JsonUtil.GetIntValue(configFile, "healthLimitBottom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</text:p>
          </table:table-cell>
          <table:table-cell/>
          <table:table-cell table:formula="of:=T(IF([.A17]=&quot;bool&quot;; &quot;Int&quot;; PROPER([.A17])))" office:value-type="string" office:string-value="Int" calcext:value-type="string">
            <text:p>Int</text:p>
          </table:table-cell>
          <table:table-cell table:formula="of:=T(IF([.A1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7]&lt;&gt;&quot;&quot;; &quot;JsonUtil.Set&quot; &amp; [.D17] &amp; &quot;Value(&quot; &amp; [.$B$1] &amp; &quot;, &quot;&quot;&quot; &amp; [.B17] &amp; &quot;&quot;&quot;, &quot; &amp; [.B17] &amp; [.E17] &amp; &quot;)&quot;; &quot;&quot;)" office:value-type="string" office:string-value="JsonUtil.SetIntValue(configFile, &quot;enableEndlessRape&quot;, enableEndlessRape as int)" calcext:value-type="string">
            <text:p>JsonUtil.SetIntValue(configFile, "enableEndlessRape", enableEndlessRape as int)</text:p>
          </table:table-cell>
          <table:table-cell table:formula="of:=IF([.A17]&lt;&gt;&quot;&quot;; [.B17] &amp; &quot; = JsonUtil.Get&quot; &amp; [.D17] &amp; &quot;Value(&quot; &amp; [.$B$1] &amp; &quot;, &quot;&quot;&quot; &amp; [.B17] &amp; &quot;&quot;&quot;)&quot;; &quot;&quot;)" office:value-type="string" office:string-value="enableEndlessRape = JsonUtil.GetIntValue(configFile, &quot;enableEndlessRape&quot;)" calcext:value-type="string">
            <text:p>enableEndlessRape = JsonUtil.GetIntValue(configFile, "enableEndlessRap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>
            <text:p/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&quot; &amp; [.B18] &amp; [.E18] &amp; &quot;)&quot;; &quot;&quot;)" office:value-type="string" office:string-value="JsonUtil.SetIntValue(configFile, &quot;attackDistanceLimit&quot;, attackDistanceLimit)" calcext:value-type="string">
            <text:p>JsonUtil.SetIntValue(configFile, "attackDistanceLimit", attackDistanceLimit)</text:p>
          </table:table-cell>
          <table:table-cell table:formula="of:=IF([.A18]&lt;&gt;&quot;&quot;; [.B18] &amp; &quot; = JsonUtil.Get&quot; &amp; [.D18] &amp; &quot;Value(&quot; &amp; [.$B$1] &amp; &quot;, &quot;&quot;&quot; &amp; [.B18] &amp; &quot;&quot;&quot;)&quot;; &quot;&quot;)" office:value-type="string" office:string-value="attackDistanceLimit = JsonUtil.GetIntValue(configFile, &quot;attackDistanceLimit&quot;)" calcext:value-type="string">
            <text:p>attackDistanceLimit = JsonUtil.GetIntValue(configFile, "attackDistanceLimit")</text:p>
          </table:table-cell>
        </table:table-row>
        <table:table-row table:style-name="ro1">
          <table:table-cell table:number-columns-repeated="3"/>
          <table:table-cell table:formula="of:=T(IF([.A19]=&quot;bool&quot;; &quot;Int&quot;; PROPER([.A19])))">
            <text:p/>
          </table:table-cell>
          <table:table-cell table:formula="of:=T(IF([.A19]=&quot;bool&quot;;&quot; as int&quot;;&quot;&quot;))">
            <text:p/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&quot; &amp; [.B19] &amp; [.E19] &amp; &quot;)&quot;; &quot;&quot;)">
            <text:p/>
          </table:table-cell>
          <table:table-cell table:formula="of:=IF([.A19]&lt;&gt;&quot;&quot;; [.B19] &amp; &quot; = JsonUtil.Get&quot; &amp; [.D19] &amp; &quot;Value(&quot; &amp; [.$B$1] &amp; &quot;, &quot;&quot;&quot; &amp; [.B1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</text:p>
          </table:table-cell>
          <table:table-cell/>
          <table:table-cell table:formula="of:=T(IF([.A20]=&quot;bool&quot;; &quot;Int&quot;; PROPER([.A20])))" office:value-type="string" office:string-value="Int" calcext:value-type="string">
            <text:p>Int</text:p>
          </table:table-cell>
          <table:table-cell table:formula="of:=T(IF([.A20]=&quot;bool&quot;;&quot; as int&quot;;&quot;&quot;))">
            <text:p/>
          </table:table-cell>
          <table:table-cell/>
          <table:table-cell table:formula="of:=IF([.A20]&lt;&gt;&quot;&quot;; &quot;JsonUtil.Set&quot; &amp; [.D20] &amp; &quot;Value(&quot; &amp; [.$B$1] &amp; &quot;, &quot;&quot;&quot; &amp; [.B20] &amp; &quot;&quot;&quot;, &quot; &amp; [.B20] &amp; [.E20] &amp; &quot;)&quot;; &quot;&quot;)" office:value-type="string" office:string-value="JsonUtil.SetIntValue(configFile, &quot;rapeChance&quot;, rapeChance)" calcext:value-type="string">
            <text:p>JsonUtil.SetIntValue(configFile, "rapeChance", rapeChance)</text:p>
          </table:table-cell>
          <table:table-cell table:formula="of:=IF([.A20]&lt;&gt;&quot;&quot;; [.B20] &amp; &quot; = JsonUtil.Get&quot; &amp; [.D20] &amp; &quot;Value(&quot; &amp; [.$B$1] &amp; &quot;, &quot;&quot;&quot; &amp; [.B20] &amp; &quot;&quot;&quot;)&quot;; &quot;&quot;)" office:value-type="string" office:string-value="rapeChance = JsonUtil.GetIntValue(configFile, &quot;rapeChance&quot;)" calcext:value-type="string">
            <text:p>rapeChance = JsonUtil.GetIntValue(configFile, "rapeChanc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</text:p>
          </table:table-cell>
          <table:table-cell/>
          <table:table-cell table:formula="of:=T(IF([.A21]=&quot;bool&quot;; &quot;Int&quot;; PROPER([.A21])))" office:value-type="string" office:string-value="Int" calcext:value-type="string">
            <text:p>Int</text:p>
          </table:table-cell>
          <table:table-cell table:formula="of:=T(IF([.A21]=&quot;bool&quot;;&quot; as int&quot;;&quot;&quot;))">
            <text:p/>
          </table:table-cell>
          <table:table-cell/>
          <table:table-cell table:formula="of:=IF([.A21]&lt;&gt;&quot;&quot;; &quot;JsonUtil.Set&quot; &amp; [.D21] &amp; &quot;Value(&quot; &amp; [.$B$1] &amp; &quot;, &quot;&quot;&quot; &amp; [.B21] &amp; &quot;&quot;&quot;, &quot; &amp; [.B21] &amp; [.E21] &amp; &quot;)&quot;; &quot;&quot;)" office:value-type="string" office:string-value="JsonUtil.SetIntValue(configFile, &quot;rapeChanceNotNaked&quot;, rapeChanceNotNaked)" calcext:value-type="string">
            <text:p>JsonUtil.SetIntValue(configFile, "rapeChanceNotNaked", rapeChanceNotNaked)</text:p>
          </table:table-cell>
          <table:table-cell table:formula="of:=IF([.A21]&lt;&gt;&quot;&quot;; [.B21] &amp; &quot; = JsonUtil.Get&quot; &amp; [.D21] &amp; &quot;Value(&quot; &amp; [.$B$1] &amp; &quot;, &quot;&quot;&quot; &amp; [.B21] &amp; &quot;&quot;&quot;)&quot;; &quot;&quot;)" office:value-type="string" office:string-value="rapeChanceNotNaked = JsonUtil.GetIntValue(configFile, &quot;rapeChanceNotNaked&quot;)" calcext:value-type="string">
            <text:p>rapeChanceNotNaked = JsonUtil.GetIntValue(configFile, "rapeChanceNotNaked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PA</text:p>
          </table:table-cell>
          <table:table-cell/>
          <table:table-cell table:formula="of:=T(IF([.A22]=&quot;bool&quot;; &quot;Int&quot;; PROPER([.A22])))" office:value-type="string" office:string-value="Int" calcext:value-type="string">
            <text:p>Int</text:p>
          </table:table-cell>
          <table:table-cell table:formula="of:=T(IF([.A22]=&quot;bool&quot;;&quot; as int&quot;;&quot;&quot;))">
            <text:p/>
          </table:table-cell>
          <table:table-cell/>
          <table:table-cell table:formula="of:=IF([.A22]&lt;&gt;&quot;&quot;; &quot;JsonUtil.Set&quot; &amp; [.D22] &amp; &quot;Value(&quot; &amp; [.$B$1] &amp; &quot;, &quot;&quot;&quot; &amp; [.B22] &amp; &quot;&quot;&quot;, &quot; &amp; [.B22] &amp; [.E22] &amp; &quot;)&quot;; &quot;&quot;)" office:value-type="string" office:string-value="JsonUtil.SetIntValue(configFile, &quot;rapeChancePA&quot;, rapeChancePA)" calcext:value-type="string">
            <text:p>JsonUtil.SetIntValue(configFile, "rapeChancePA", rapeChancePA)</text:p>
          </table:table-cell>
          <table:table-cell table:formula="of:=IF([.A22]&lt;&gt;&quot;&quot;; [.B22] &amp; &quot; = JsonUtil.Get&quot; &amp; [.D22] &amp; &quot;Value(&quot; &amp; [.$B$1] &amp; &quot;, &quot;&quot;&quot; &amp; [.B22] &amp; &quot;&quot;&quot;)&quot;; &quot;&quot;)" office:value-type="string" office:string-value="rapeChancePA = JsonUtil.GetIntValue(configFile, &quot;rapeChancePA&quot;)" calcext:value-type="string">
            <text:p>rapeChancePA = JsonUtil.GetIntValue(configFile, "rapeChance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PA</text:p>
          </table:table-cell>
          <table:table-cell/>
          <table:table-cell table:formula="of:=T(IF([.A23]=&quot;bool&quot;; &quot;Int&quot;; PROPER([.A23])))" office:value-type="string" office:string-value="Int" calcext:value-type="string">
            <text:p>Int</text:p>
          </table:table-cell>
          <table:table-cell table:formula="of:=T(IF([.A23]=&quot;bool&quot;;&quot; as int&quot;;&quot;&quot;))">
            <text:p/>
          </table:table-cell>
          <table:table-cell/>
          <table:table-cell table:formula="of:=IF([.A23]&lt;&gt;&quot;&quot;; &quot;JsonUtil.Set&quot; &amp; [.D23] &amp; &quot;Value(&quot; &amp; [.$B$1] &amp; &quot;, &quot;&quot;&quot; &amp; [.B23] &amp; &quot;&quot;&quot;, &quot; &amp; [.B23] &amp; [.E23] &amp; &quot;)&quot;; &quot;&quot;)" office:value-type="string" office:string-value="JsonUtil.SetIntValue(configFile, &quot;rapeChanceNotNakedPA&quot;, rapeChanceNotNakedPA)" calcext:value-type="string">
            <text:p>JsonUtil.SetIntValue(configFile, "rapeChanceNotNakedPA", rapeChanceNotNakedPA)</text:p>
          </table:table-cell>
          <table:table-cell table:formula="of:=IF([.A23]&lt;&gt;&quot;&quot;; [.B23] &amp; &quot; = JsonUtil.Get&quot; &amp; [.D23] &amp; &quot;Value(&quot; &amp; [.$B$1] &amp; &quot;, &quot;&quot;&quot; &amp; [.B23] &amp; &quot;&quot;&quot;)&quot;; &quot;&quot;)" office:value-type="string" office:string-value="rapeChanceNotNakedPA = JsonUtil.GetIntValue(configFile, &quot;rapeChanceNotNakedPA&quot;)" calcext:value-type="string">
            <text:p>rapeChanceNotNakedPA = JsonUtil.GetIntValue(configFile, "rapeChanceNotNakedPA"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ABD</text:p>
          </table:table-cell>
          <table:table-cell/>
          <table:table-cell table:formula="of:=T(IF([.A25]=&quot;bool&quot;; &quot;Int&quot;; PROPER([.A25])))" office:value-type="string" office:string-value="Int" calcext:value-type="string">
            <text:p>Int</text:p>
          </table:table-cell>
          <table:table-cell table:formula="of:=T(IF([.A2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25]&lt;&gt;&quot;&quot;; &quot;JsonUtil.Set&quot; &amp; [.D25] &amp; &quot;Value(&quot; &amp; [.$B$1] &amp; &quot;, &quot;&quot;&quot; &amp; [.B25] &amp; &quot;&quot;&quot;, &quot; &amp; [.B25] &amp; [.E25] &amp; &quot;)&quot;; &quot;&quot;)" office:value-type="string" office:string-value="JsonUtil.SetIntValue(configFile, &quot;EnableEABD&quot;, EnableEABD as int)" calcext:value-type="string">
            <text:p>JsonUtil.SetIntValue(configFile, "EnableEABD", EnableEABD as int)</text:p>
          </table:table-cell>
          <table:table-cell table:formula="of:=IF([.A25]&lt;&gt;&quot;&quot;; [.B25] &amp; &quot; = JsonUtil.Get&quot; &amp; [.D25] &amp; &quot;Value(&quot; &amp; [.$B$1] &amp; &quot;, &quot;&quot;&quot; &amp; [.B25] &amp; &quot;&quot;&quot;)&quot;; &quot;&quot;)" office:value-type="string" office:string-value="EnableEABD = JsonUtil.GetIntValue(configFile, &quot;EnableEABD&quot;)" calcext:value-type="string">
            <text:p>EnableEABD = JsonUtil.GetIntValue(configFile, "EnableEABD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TBless</text:p>
          </table:table-cell>
          <table:table-cell/>
          <table:table-cell table:formula="of:=T(IF([.A26]=&quot;bool&quot;; &quot;Int&quot;; PROPER([.A26])))" office:value-type="string" office:string-value="Int" calcext:value-type="string">
            <text:p>Int</text:p>
          </table:table-cell>
          <table:table-cell table:formula="of:=T(IF([.A26]=&quot;bool&quot;;&quot; as int&quot;;&quot;&quot;))">
            <text:p/>
          </table:table-cell>
          <table:table-cell/>
          <table:table-cell table:formula="of:=IF([.A26]&lt;&gt;&quot;&quot;; &quot;JsonUtil.Set&quot; &amp; [.D26] &amp; &quot;Value(&quot; &amp; [.$B$1] &amp; &quot;, &quot;&quot;&quot; &amp; [.B26] &amp; &quot;&quot;&quot;, &quot; &amp; [.B26] &amp; [.E26] &amp; &quot;)&quot;; &quot;&quot;)" office:value-type="string" office:string-value="JsonUtil.SetIntValue(configFile, &quot;rapeChanceTBless&quot;, rapeChanceTBless)" calcext:value-type="string">
            <text:p>JsonUtil.SetIntValue(configFile, "rapeChanceTBless", rapeChanceTBless)</text:p>
          </table:table-cell>
          <table:table-cell table:formula="of:=IF([.A26]&lt;&gt;&quot;&quot;; [.B26] &amp; &quot; = JsonUtil.Get&quot; &amp; [.D26] &amp; &quot;Value(&quot; &amp; [.$B$1] &amp; &quot;, &quot;&quot;&quot; &amp; [.B26] &amp; &quot;&quot;&quot;)&quot;; &quot;&quot;)" office:value-type="string" office:string-value="rapeChanceTBless = JsonUtil.GetIntValue(configFile, &quot;rapeChanceTBless&quot;)" calcext:value-type="string">
            <text:p>rapeChanceTBless = JsonUtil.GetIntValue(configFile, "rapeChanceTBless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SeeThrough</text:p>
          </table:table-cell>
          <table:table-cell/>
          <table:table-cell table:formula="of:=T(IF([.A27]=&quot;bool&quot;; &quot;Int&quot;; PROPER([.A27])))" office:value-type="string" office:string-value="Int" calcext:value-type="string">
            <text:p>Int</text:p>
          </table:table-cell>
          <table:table-cell table:formula="of:=T(IF([.A27]=&quot;bool&quot;;&quot; as int&quot;;&quot;&quot;))">
            <text:p/>
          </table:table-cell>
          <table:table-cell/>
          <table:table-cell table:formula="of:=IF([.A27]&lt;&gt;&quot;&quot;; &quot;JsonUtil.Set&quot; &amp; [.D27] &amp; &quot;Value(&quot; &amp; [.$B$1] &amp; &quot;, &quot;&quot;&quot; &amp; [.B27] &amp; &quot;&quot;&quot;, &quot; &amp; [.B27] &amp; [.E27] &amp; &quot;)&quot;; &quot;&quot;)" office:value-type="string" office:string-value="JsonUtil.SetIntValue(configFile, &quot;rapeChanceSeeThrough&quot;, rapeChanceSeeThrough)" calcext:value-type="string">
            <text:p>JsonUtil.SetIntValue(configFile, "rapeChanceSeeThrough", rapeChanceSeeThrough)</text:p>
          </table:table-cell>
          <table:table-cell table:formula="of:=IF([.A27]&lt;&gt;&quot;&quot;; [.B27] &amp; &quot; = JsonUtil.Get&quot; &amp; [.D27] &amp; &quot;Value(&quot; &amp; [.$B$1] &amp; &quot;, &quot;&quot;&quot; &amp; [.B27] &amp; &quot;&quot;&quot;)&quot;; &quot;&quot;)" office:value-type="string" office:string-value="rapeChanceSeeThrough = JsonUtil.GetIntValue(configFile, &quot;rapeChanceSeeThrough&quot;)" calcext:value-type="string">
            <text:p>rapeChanceSeeThrough = JsonUtil.GetIntValue(configFile, "rapeChanceSeeThrough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Underwear</text:p>
          </table:table-cell>
          <table:table-cell/>
          <table:table-cell table:formula="of:=T(IF([.A28]=&quot;bool&quot;; &quot;Int&quot;; PROPER([.A28])))" office:value-type="string" office:string-value="Int" calcext:value-type="string">
            <text:p>Int</text:p>
          </table:table-cell>
          <table:table-cell table:formula="of:=T(IF([.A28]=&quot;bool&quot;;&quot; as int&quot;;&quot;&quot;))">
            <text:p/>
          </table:table-cell>
          <table:table-cell/>
          <table:table-cell table:formula="of:=IF([.A28]&lt;&gt;&quot;&quot;; &quot;JsonUtil.Set&quot; &amp; [.D28] &amp; &quot;Value(&quot; &amp; [.$B$1] &amp; &quot;, &quot;&quot;&quot; &amp; [.B28] &amp; &quot;&quot;&quot;, &quot; &amp; [.B28] &amp; [.E28] &amp; &quot;)&quot;; &quot;&quot;)" office:value-type="string" office:string-value="JsonUtil.SetIntValue(configFile, &quot;rapeChanceUnderwear&quot;, rapeChanceUnderwear)" calcext:value-type="string">
            <text:p>JsonUtil.SetIntValue(configFile, "rapeChanceUnderwear", rapeChanceUnderwear)</text:p>
          </table:table-cell>
          <table:table-cell table:formula="of:=IF([.A28]&lt;&gt;&quot;&quot;; [.B28] &amp; &quot; = JsonUtil.Get&quot; &amp; [.D28] &amp; &quot;Value(&quot; &amp; [.$B$1] &amp; &quot;, &quot;&quot;&quot; &amp; [.B28] &amp; &quot;&quot;&quot;)&quot;; &quot;&quot;)" office:value-type="string" office:string-value="rapeChanceUnderwear = JsonUtil.GetIntValue(configFile, &quot;rapeChanceUnderwear&quot;)" calcext:value-type="string">
            <text:p>rapeChanceUnderwear = JsonUtil.GetIntValue(configFile, "rapeChanceUnderwea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TBlessPA</text:p>
          </table:table-cell>
          <table:table-cell/>
          <table:table-cell table:formula="of:=T(IF([.A29]=&quot;bool&quot;; &quot;Int&quot;; PROPER([.A29])))" office:value-type="string" office:string-value="Int" calcext:value-type="string">
            <text:p>Int</text:p>
          </table:table-cell>
          <table:table-cell table:formula="of:=T(IF([.A29]=&quot;bool&quot;;&quot; as int&quot;;&quot;&quot;))">
            <text:p/>
          </table:table-cell>
          <table:table-cell/>
          <table:table-cell table:formula="of:=IF([.A29]&lt;&gt;&quot;&quot;; &quot;JsonUtil.Set&quot; &amp; [.D29] &amp; &quot;Value(&quot; &amp; [.$B$1] &amp; &quot;, &quot;&quot;&quot; &amp; [.B29] &amp; &quot;&quot;&quot;, &quot; &amp; [.B29] &amp; [.E29] &amp; &quot;)&quot;; &quot;&quot;)" office:value-type="string" office:string-value="JsonUtil.SetIntValue(configFile, &quot;rapeChanceTBlessPA&quot;, rapeChanceTBlessPA)" calcext:value-type="string">
            <text:p>JsonUtil.SetIntValue(configFile, "rapeChanceTBlessPA", rapeChanceTBlessPA)</text:p>
          </table:table-cell>
          <table:table-cell table:formula="of:=IF([.A29]&lt;&gt;&quot;&quot;; [.B29] &amp; &quot; = JsonUtil.Get&quot; &amp; [.D29] &amp; &quot;Value(&quot; &amp; [.$B$1] &amp; &quot;, &quot;&quot;&quot; &amp; [.B29] &amp; &quot;&quot;&quot;)&quot;; &quot;&quot;)" office:value-type="string" office:string-value="rapeChanceTBlessPA = JsonUtil.GetIntValue(configFile, &quot;rapeChanceTBlessPA&quot;)" calcext:value-type="string">
            <text:p>rapeChanceTBlessPA = JsonUtil.GetIntValue(configFile, "rapeChanceTBless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SeeThroughPA</text:p>
          </table:table-cell>
          <table:table-cell/>
          <table:table-cell table:formula="of:=T(IF([.A30]=&quot;bool&quot;; &quot;Int&quot;; PROPER([.A30])))" office:value-type="string" office:string-value="Int" calcext:value-type="string">
            <text:p>Int</text:p>
          </table:table-cell>
          <table:table-cell table:formula="of:=T(IF([.A30]=&quot;bool&quot;;&quot; as int&quot;;&quot;&quot;))">
            <text:p/>
          </table:table-cell>
          <table:table-cell/>
          <table:table-cell table:formula="of:=IF([.A30]&lt;&gt;&quot;&quot;; &quot;JsonUtil.Set&quot; &amp; [.D30] &amp; &quot;Value(&quot; &amp; [.$B$1] &amp; &quot;, &quot;&quot;&quot; &amp; [.B30] &amp; &quot;&quot;&quot;, &quot; &amp; [.B30] &amp; [.E30] &amp; &quot;)&quot;; &quot;&quot;)" office:value-type="string" office:string-value="JsonUtil.SetIntValue(configFile, &quot;rapeChanceSeeThroughPA&quot;, rapeChanceSeeThroughPA)" calcext:value-type="string">
            <text:p>JsonUtil.SetIntValue(configFile, "rapeChanceSeeThroughPA", rapeChanceSeeThroughPA)</text:p>
          </table:table-cell>
          <table:table-cell table:formula="of:=IF([.A30]&lt;&gt;&quot;&quot;; [.B30] &amp; &quot; = JsonUtil.Get&quot; &amp; [.D30] &amp; &quot;Value(&quot; &amp; [.$B$1] &amp; &quot;, &quot;&quot;&quot; &amp; [.B30] &amp; &quot;&quot;&quot;)&quot;; &quot;&quot;)" office:value-type="string" office:string-value="rapeChanceSeeThroughPA = JsonUtil.GetIntValue(configFile, &quot;rapeChanceSeeThroughPA&quot;)" calcext:value-type="string">
            <text:p>rapeChanceSeeThroughPA = JsonUtil.GetIntValue(configFile, "rapeChanceSeeThrough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UnderwearPA</text:p>
          </table:table-cell>
          <table:table-cell/>
          <table:table-cell table:formula="of:=T(IF([.A31]=&quot;bool&quot;; &quot;Int&quot;; PROPER([.A31])))" office:value-type="string" office:string-value="Int" calcext:value-type="string">
            <text:p>Int</text:p>
          </table:table-cell>
          <table:table-cell table:formula="of:=T(IF([.A31]=&quot;bool&quot;;&quot; as int&quot;;&quot;&quot;))">
            <text:p/>
          </table:table-cell>
          <table:table-cell/>
          <table:table-cell table:formula="of:=IF([.A31]&lt;&gt;&quot;&quot;; &quot;JsonUtil.Set&quot; &amp; [.D31] &amp; &quot;Value(&quot; &amp; [.$B$1] &amp; &quot;, &quot;&quot;&quot; &amp; [.B31] &amp; &quot;&quot;&quot;, &quot; &amp; [.B31] &amp; [.E31] &amp; &quot;)&quot;; &quot;&quot;)" office:value-type="string" office:string-value="JsonUtil.SetIntValue(configFile, &quot;rapeChanceUnderwearPA&quot;, rapeChanceUnderwearPA)" calcext:value-type="string">
            <text:p>JsonUtil.SetIntValue(configFile, "rapeChanceUnderwearPA", rapeChanceUnderwearPA)</text:p>
          </table:table-cell>
          <table:table-cell table:formula="of:=IF([.A31]&lt;&gt;&quot;&quot;; [.B31] &amp; &quot; = JsonUtil.Get&quot; &amp; [.D31] &amp; &quot;Value(&quot; &amp; [.$B$1] &amp; &quot;, &quot;&quot;&quot; &amp; [.B31] &amp; &quot;&quot;&quot;)&quot;; &quot;&quot;)" office:value-type="string" office:string-value="rapeChanceUnderwearPA = JsonUtil.GetIntValue(configFile, &quot;rapeChanceUnderwearPA&quot;)" calcext:value-type="string">
            <text:p>rapeChanceUnderwearPA = JsonUtil.GetIntValue(configFile, "rapeChanceUnderwearPA")</text:p>
          </table:table-cell>
        </table:table-row>
        <table:table-row table:style-name="ro1">
          <table:table-cell table:number-columns-repeated="3"/>
          <table:table-cell table:formula="of:=T(IF([.A32]=&quot;bool&quot;; &quot;Int&quot;; PROPER([.A32])))">
            <text:p/>
          </table:table-cell>
          <table:table-cell table:formula="of:=T(IF([.A32]=&quot;bool&quot;;&quot; as int&quot;;&quot;&quot;))">
            <text:p/>
          </table:table-cell>
          <table:table-cell/>
          <table:table-cell table:formula="of:=IF([.A32]&lt;&gt;&quot;&quot;; &quot;JsonUtil.Set&quot; &amp; [.D32] &amp; &quot;Value(&quot; &amp; [.$B$1] &amp; &quot;, &quot;&quot;&quot; &amp; [.B32] &amp; &quot;&quot;&quot;, &quot; &amp; [.B32] &amp; [.E32] &amp; &quot;)&quot;; &quot;&quot;)">
            <text:p/>
          </table:table-cell>
          <table:table-cell table:formula="of:=IF([.A32]&lt;&gt;&quot;&quot;; [.B32] &amp; &quot; = JsonUtil.Get&quot; &amp; [.D32] &amp; &quot;Value(&quot; &amp; [.$B$1] &amp; &quot;, &quot;&quot;&quot; &amp; [.B32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</text:p>
          </table:table-cell>
          <table:table-cell/>
          <table:table-cell table:formula="of:=T(IF([.A33]=&quot;bool&quot;; &quot;Int&quot;; PROPER([.A33])))" office:value-type="string" office:string-value="Int" calcext:value-type="string">
            <text:p>Int</text:p>
          </table:table-cell>
          <table:table-cell table:formula="of:=T(IF([.A33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33]&lt;&gt;&quot;&quot;; &quot;JsonUtil.Set&quot; &amp; [.D33] &amp; &quot;Value(&quot; &amp; [.$B$1] &amp; &quot;, &quot;&quot;&quot; &amp; [.B33] &amp; &quot;&quot;&quot;, &quot; &amp; [.B33] &amp; [.E33] &amp; &quot;)&quot;; &quot;&quot;)" office:value-type="string" office:string-value="JsonUtil.SetIntValue(configFile, &quot;enableArmorBreak&quot;, enableArmorBreak as int)" calcext:value-type="string">
            <text:p>JsonUtil.SetIntValue(configFile, "enableArmorBreak", enableArmorBreak as int)</text:p>
          </table:table-cell>
          <table:table-cell table:formula="of:=IF([.A33]&lt;&gt;&quot;&quot;; [.B33] &amp; &quot; = JsonUtil.Get&quot; &amp; [.D33] &amp; &quot;Value(&quot; &amp; [.$B$1] &amp; &quot;, &quot;&quot;&quot; &amp; [.B33] &amp; &quot;&quot;&quot;)&quot;; &quot;&quot;)" office:value-type="string" office:string-value="enableArmorBreak = JsonUtil.GetIntValue(configFile, &quot;enableArmorBreak&quot;)" calcext:value-type="string">
            <text:p>enableArmorBreak = JsonUtil.GetIntValue(configFile, "enableArmorBreak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</text:p>
          </table:table-cell>
          <table:table-cell/>
          <table:table-cell table:formula="of:=T(IF([.A34]=&quot;bool&quot;; &quot;Int&quot;; PROPER([.A34])))" office:value-type="string" office:string-value="Int" calcext:value-type="string">
            <text:p>Int</text:p>
          </table:table-cell>
          <table:table-cell table:formula="of:=T(IF([.A3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34]&lt;&gt;&quot;&quot;; &quot;JsonUtil.Set&quot; &amp; [.D34] &amp; &quot;Value(&quot; &amp; [.$B$1] &amp; &quot;, &quot;&quot;&quot; &amp; [.B34] &amp; &quot;&quot;&quot;, &quot; &amp; [.B34] &amp; [.E34] &amp; &quot;)&quot;; &quot;&quot;)" office:value-type="string" office:string-value="JsonUtil.SetIntValue(configFile, &quot;enableArmorUnequipMode&quot;, enableArmorUnequipMode as int)" calcext:value-type="string">
            <text:p>JsonUtil.SetIntValue(configFile, "enableArmorUnequipMode", enableArmorUnequipMode as int)</text:p>
          </table:table-cell>
          <table:table-cell table:formula="of:=IF([.A34]&lt;&gt;&quot;&quot;; [.B34] &amp; &quot; = JsonUtil.Get&quot; &amp; [.D34] &amp; &quot;Value(&quot; &amp; [.$B$1] &amp; &quot;, &quot;&quot;&quot; &amp; [.B34] &amp; &quot;&quot;&quot;)&quot;; &quot;&quot;)" office:value-type="string" office:string-value="enableArmorUnequipMode = JsonUtil.GetIntValue(configFile, &quot;enableArmorUnequipMode&quot;)" calcext:value-type="string">
            <text:p>enableArmorUnequipMode = JsonUtil.GetIntValue(configFile, "enableArmorUnequipMode")</text:p>
          </table:table-cell>
        </table:table-row>
        <table:table-row table:style-name="ro1">
          <table:table-cell table:number-columns-repeated="3"/>
          <table:table-cell table:formula="of:=T(IF([.A35]=&quot;bool&quot;; &quot;Int&quot;; PROPER([.A35])))">
            <text:p/>
          </table:table-cell>
          <table:table-cell table:formula="of:=T(IF([.A35]=&quot;bool&quot;;&quot; as int&quot;;&quot;&quot;))">
            <text:p/>
          </table:table-cell>
          <table:table-cell/>
          <table:table-cell table:formula="of:=IF([.A35]&lt;&gt;&quot;&quot;; &quot;JsonUtil.Set&quot; &amp; [.D35] &amp; &quot;Value(&quot; &amp; [.$B$1] &amp; &quot;, &quot;&quot;&quot; &amp; [.B35] &amp; &quot;&quot;&quot;, &quot; &amp; [.B35] &amp; [.E35] &amp; &quot;)&quot;; &quot;&quot;)">
            <text:p/>
          </table:table-cell>
          <table:table-cell table:formula="of:=IF([.A35]&lt;&gt;&quot;&quot;; [.B35] &amp; &quot; = JsonUtil.Get&quot; &amp; [.D35] &amp; &quot;Value(&quot; &amp; [.$B$1] &amp; &quot;, &quot;&quot;&quot; &amp; [.B35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</text:p>
          </table:table-cell>
          <table:table-cell/>
          <table:table-cell table:formula="of:=T(IF([.A36]=&quot;bool&quot;; &quot;Int&quot;; PROPER([.A36])))" office:value-type="string" office:string-value="Int" calcext:value-type="string">
            <text:p>Int</text:p>
          </table:table-cell>
          <table:table-cell table:formula="of:=T(IF([.A36]=&quot;bool&quot;;&quot; as int&quot;;&quot;&quot;))">
            <text:p/>
          </table:table-cell>
          <table:table-cell/>
          <table:table-cell table:formula="of:=IF([.A36]&lt;&gt;&quot;&quot;; &quot;JsonUtil.Set&quot; &amp; [.D36] &amp; &quot;Value(&quot; &amp; [.$B$1] &amp; &quot;, &quot;&quot;&quot; &amp; [.B36] &amp; &quot;&quot;&quot;, &quot; &amp; [.B36] &amp; [.E36] &amp; &quot;)&quot;; &quot;&quot;)" office:value-type="string" office:string-value="JsonUtil.SetIntValue(configFile, &quot;armorBreakChanceCloth&quot;, armorBreakChanceCloth)" calcext:value-type="string">
            <text:p>JsonUtil.SetIntValue(configFile, "armorBreakChanceCloth", armorBreakChanceCloth)</text:p>
          </table:table-cell>
          <table:table-cell table:formula="of:=IF([.A36]&lt;&gt;&quot;&quot;; [.B36] &amp; &quot; = JsonUtil.Get&quot; &amp; [.D36] &amp; &quot;Value(&quot; &amp; [.$B$1] &amp; &quot;, &quot;&quot;&quot; &amp; [.B36] &amp; &quot;&quot;&quot;)&quot;; &quot;&quot;)" office:value-type="string" office:string-value="armorBreakChanceCloth = JsonUtil.GetIntValue(configFile, &quot;armorBreakChanceCloth&quot;)" calcext:value-type="string">
            <text:p>armorBreakChanceCloth = JsonUtil.GetIntValue(configFile, "armorBreakChanceCloth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</text:p>
          </table:table-cell>
          <table:table-cell/>
          <table:table-cell table:formula="of:=T(IF([.A37]=&quot;bool&quot;; &quot;Int&quot;; PROPER([.A37])))" office:value-type="string" office:string-value="Int" calcext:value-type="string">
            <text:p>Int</text:p>
          </table:table-cell>
          <table:table-cell table:formula="of:=T(IF([.A37]=&quot;bool&quot;;&quot; as int&quot;;&quot;&quot;))">
            <text:p/>
          </table:table-cell>
          <table:table-cell/>
          <table:table-cell table:formula="of:=IF([.A37]&lt;&gt;&quot;&quot;; &quot;JsonUtil.Set&quot; &amp; [.D37] &amp; &quot;Value(&quot; &amp; [.$B$1] &amp; &quot;, &quot;&quot;&quot; &amp; [.B37] &amp; &quot;&quot;&quot;, &quot; &amp; [.B37] &amp; [.E37] &amp; &quot;)&quot;; &quot;&quot;)" office:value-type="string" office:string-value="JsonUtil.SetIntValue(configFile, &quot;armorBreakChanceLightArmor&quot;, armorBreakChanceLightArmor)" calcext:value-type="string">
            <text:p>JsonUtil.SetIntValue(configFile, "armorBreakChanceLightArmor", armorBreakChanceLightArmor)</text:p>
          </table:table-cell>
          <table:table-cell table:formula="of:=IF([.A37]&lt;&gt;&quot;&quot;; [.B37] &amp; &quot; = JsonUtil.Get&quot; &amp; [.D37] &amp; &quot;Value(&quot; &amp; [.$B$1] &amp; &quot;, &quot;&quot;&quot; &amp; [.B37] &amp; &quot;&quot;&quot;)&quot;; &quot;&quot;)" office:value-type="string" office:string-value="armorBreakChanceLightArmor = JsonUtil.GetIntValue(configFile, &quot;armorBreakChanceLightArmor&quot;)" calcext:value-type="string">
            <text:p>armorBreakChanceLightArmor = JsonUtil.GetIntValue(configFile, "armorBreakChanceLight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</text:p>
          </table:table-cell>
          <table:table-cell/>
          <table:table-cell table:formula="of:=T(IF([.A38]=&quot;bool&quot;; &quot;Int&quot;; PROPER([.A38])))" office:value-type="string" office:string-value="Int" calcext:value-type="string">
            <text:p>Int</text:p>
          </table:table-cell>
          <table:table-cell table:formula="of:=T(IF([.A38]=&quot;bool&quot;;&quot; as int&quot;;&quot;&quot;))">
            <text:p/>
          </table:table-cell>
          <table:table-cell/>
          <table:table-cell table:formula="of:=IF([.A38]&lt;&gt;&quot;&quot;; &quot;JsonUtil.Set&quot; &amp; [.D38] &amp; &quot;Value(&quot; &amp; [.$B$1] &amp; &quot;, &quot;&quot;&quot; &amp; [.B38] &amp; &quot;&quot;&quot;, &quot; &amp; [.B38] &amp; [.E38] &amp; &quot;)&quot;; &quot;&quot;)" office:value-type="string" office:string-value="JsonUtil.SetIntValue(configFile, &quot;armorBreakChanceHeavyArmor&quot;, armorBreakChanceHeavyArmor)" calcext:value-type="string">
            <text:p>JsonUtil.SetIntValue(configFile, "armorBreakChanceHeavyArmor", armorBreakChanceHeavyArmor)</text:p>
          </table:table-cell>
          <table:table-cell table:formula="of:=IF([.A38]&lt;&gt;&quot;&quot;; [.B38] &amp; &quot; = JsonUtil.Get&quot; &amp; [.D38] &amp; &quot;Value(&quot; &amp; [.$B$1] &amp; &quot;, &quot;&quot;&quot; &amp; [.B38] &amp; &quot;&quot;&quot;)&quot;; &quot;&quot;)" office:value-type="string" office:string-value="armorBreakChanceHeavyArmor = JsonUtil.GetIntValue(configFile, &quot;armorBreakChanceHeavyArmor&quot;)" calcext:value-type="string">
            <text:p>armorBreakChanceHeavyArmor = JsonUtil.GetIntValue(configFile, "armorBreakChanceHeavyArmo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PA</text:p>
          </table:table-cell>
          <table:table-cell/>
          <table:table-cell table:formula="of:=T(IF([.A39]=&quot;bool&quot;; &quot;Int&quot;; PROPER([.A39])))" office:value-type="string" office:string-value="Int" calcext:value-type="string">
            <text:p>Int</text:p>
          </table:table-cell>
          <table:table-cell table:formula="of:=T(IF([.A39]=&quot;bool&quot;;&quot; as int&quot;;&quot;&quot;))">
            <text:p/>
          </table:table-cell>
          <table:table-cell/>
          <table:table-cell table:formula="of:=IF([.A39]&lt;&gt;&quot;&quot;; &quot;JsonUtil.Set&quot; &amp; [.D39] &amp; &quot;Value(&quot; &amp; [.$B$1] &amp; &quot;, &quot;&quot;&quot; &amp; [.B39] &amp; &quot;&quot;&quot;, &quot; &amp; [.B39] &amp; [.E39] &amp; &quot;)&quot;; &quot;&quot;)" office:value-type="string" office:string-value="JsonUtil.SetIntValue(configFile, &quot;armorBreakChanceClothPA&quot;, armorBreakChanceClothPA)" calcext:value-type="string">
            <text:p>JsonUtil.SetIntValue(configFile, "armorBreakChanceClothPA", armorBreakChanceClothPA)</text:p>
          </table:table-cell>
          <table:table-cell table:formula="of:=IF([.A39]&lt;&gt;&quot;&quot;; [.B39] &amp; &quot; = JsonUtil.Get&quot; &amp; [.D39] &amp; &quot;Value(&quot; &amp; [.$B$1] &amp; &quot;, &quot;&quot;&quot; &amp; [.B39] &amp; &quot;&quot;&quot;)&quot;; &quot;&quot;)" office:value-type="string" office:string-value="armorBreakChanceClothPA = JsonUtil.GetIntValue(configFile, &quot;armorBreakChanceClothPA&quot;)" calcext:value-type="string">
            <text:p>armorBreakChanceClothPA = JsonUtil.GetIntValue(configFile, "armorBreakChanceCloth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PA</text:p>
          </table:table-cell>
          <table:table-cell/>
          <table:table-cell table:formula="of:=T(IF([.A40]=&quot;bool&quot;; &quot;Int&quot;; PROPER([.A40])))" office:value-type="string" office:string-value="Int" calcext:value-type="string">
            <text:p>Int</text:p>
          </table:table-cell>
          <table:table-cell table:formula="of:=T(IF([.A40]=&quot;bool&quot;;&quot; as int&quot;;&quot;&quot;))">
            <text:p/>
          </table:table-cell>
          <table:table-cell/>
          <table:table-cell table:formula="of:=IF([.A40]&lt;&gt;&quot;&quot;; &quot;JsonUtil.Set&quot; &amp; [.D40] &amp; &quot;Value(&quot; &amp; [.$B$1] &amp; &quot;, &quot;&quot;&quot; &amp; [.B40] &amp; &quot;&quot;&quot;, &quot; &amp; [.B40] &amp; [.E40] &amp; &quot;)&quot;; &quot;&quot;)" office:value-type="string" office:string-value="JsonUtil.SetIntValue(configFile, &quot;armorBreakChanceLightArmorPA&quot;, armorBreakChanceLightArmorPA)" calcext:value-type="string">
            <text:p>JsonUtil.SetIntValue(configFile, "armorBreakChanceLightArmorPA", armorBreakChanceLightArmorPA)</text:p>
          </table:table-cell>
          <table:table-cell table:formula="of:=IF([.A40]&lt;&gt;&quot;&quot;; [.B40] &amp; &quot; = JsonUtil.Get&quot; &amp; [.D40] &amp; &quot;Value(&quot; &amp; [.$B$1] &amp; &quot;, &quot;&quot;&quot; &amp; [.B40] &amp; &quot;&quot;&quot;)&quot;; &quot;&quot;)" office:value-type="string" office:string-value="armorBreakChanceLightArmorPA = JsonUtil.GetIntValue(configFile, &quot;armorBreakChanceLightArmorPA&quot;)" calcext:value-type="string">
            <text:p>armorBreakChanceLightArmorPA = JsonUtil.GetIntValue(configFile, "armorBreakChanceLightArmor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PA</text:p>
          </table:table-cell>
          <table:table-cell/>
          <table:table-cell table:formula="of:=T(IF([.A41]=&quot;bool&quot;; &quot;Int&quot;; PROPER([.A41])))" office:value-type="string" office:string-value="Int" calcext:value-type="string">
            <text:p>Int</text:p>
          </table:table-cell>
          <table:table-cell table:formula="of:=T(IF([.A41]=&quot;bool&quot;;&quot; as int&quot;;&quot;&quot;))">
            <text:p/>
          </table:table-cell>
          <table:table-cell/>
          <table:table-cell table:formula="of:=IF([.A41]&lt;&gt;&quot;&quot;; &quot;JsonUtil.Set&quot; &amp; [.D41] &amp; &quot;Value(&quot; &amp; [.$B$1] &amp; &quot;, &quot;&quot;&quot; &amp; [.B41] &amp; &quot;&quot;&quot;, &quot; &amp; [.B41] &amp; [.E41] &amp; &quot;)&quot;; &quot;&quot;)" office:value-type="string" office:string-value="JsonUtil.SetIntValue(configFile, &quot;armorBreakChanceHeavyArmorPA&quot;, armorBreakChanceHeavyArmorPA)" calcext:value-type="string">
            <text:p>JsonUtil.SetIntValue(configFile, "armorBreakChanceHeavyArmorPA", armorBreakChanceHeavyArmorPA)</text:p>
          </table:table-cell>
          <table:table-cell table:formula="of:=IF([.A41]&lt;&gt;&quot;&quot;; [.B41] &amp; &quot; = JsonUtil.Get&quot; &amp; [.D41] &amp; &quot;Value(&quot; &amp; [.$B$1] &amp; &quot;, &quot;&quot;&quot; &amp; [.B41] &amp; &quot;&quot;&quot;)&quot;; &quot;&quot;)" office:value-type="string" office:string-value="armorBreakChanceHeavyArmorPA = JsonUtil.GetIntValue(configFile, &quot;armorBreakChanceHeavyArmorPA&quot;)" calcext:value-type="string">
            <text:p>armorBreakChanceHeavyArmorPA = JsonUtil.GetIntValue(configFile, "armorBreakChanceHeavyArmorPA")</text:p>
          </table:table-cell>
        </table:table-row>
        <table:table-row table:style-name="ro1">
          <table:table-cell table:number-columns-repeated="3"/>
          <table:table-cell table:formula="of:=T(IF([.A42]=&quot;bool&quot;; &quot;Int&quot;; PROPER([.A42])))">
            <text:p/>
          </table:table-cell>
          <table:table-cell table:formula="of:=T(IF([.A42]=&quot;bool&quot;;&quot; as int&quot;;&quot;&quot;))">
            <text:p/>
          </table:table-cell>
          <table:table-cell/>
          <table:table-cell table:formula="of:=IF([.A42]&lt;&gt;&quot;&quot;; &quot;JsonUtil.Set&quot; &amp; [.D42] &amp; &quot;Value(&quot; &amp; [.$B$1] &amp; &quot;, &quot;&quot;&quot; &amp; [.B42] &amp; &quot;&quot;&quot;, &quot; &amp; [.B42] &amp; [.E42] &amp; &quot;)&quot;; &quot;&quot;)">
            <text:p/>
          </table:table-cell>
          <table:table-cell table:formula="of:=IF([.A42]&lt;&gt;&quot;&quot;; [.B42] &amp; &quot; = JsonUtil.Get&quot; &amp; [.D42] &amp; &quot;Value(&quot; &amp; [.$B$1] &amp; &quot;, &quot;&quot;&quot; &amp; [.B42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NPC</text:p>
          </table:table-cell>
          <table:table-cell/>
          <table:table-cell table:formula="of:=T(IF([.A43]=&quot;bool&quot;; &quot;Int&quot;; PROPER([.A43])))" office:value-type="string" office:string-value="Int" calcext:value-type="string">
            <text:p>Int</text:p>
          </table:table-cell>
          <table:table-cell table:formula="of:=T(IF([.A43]=&quot;bool&quot;;&quot; as int&quot;;&quot;&quot;))">
            <text:p/>
          </table:table-cell>
          <table:table-cell/>
          <table:table-cell table:formula="of:=IF([.A43]&lt;&gt;&quot;&quot;; &quot;JsonUtil.Set&quot; &amp; [.D43] &amp; &quot;Value(&quot; &amp; [.$B$1] &amp; &quot;, &quot;&quot;&quot; &amp; [.B43] &amp; &quot;&quot;&quot;, &quot; &amp; [.B43] &amp; [.E43] &amp; &quot;)&quot;; &quot;&quot;)" office:value-type="string" office:string-value="JsonUtil.SetIntValue(configFile, &quot;matchedSexNPC&quot;, matchedSexNPC)" calcext:value-type="string">
            <text:p>JsonUtil.SetIntValue(configFile, "matchedSexNPC", matchedSexNPC)</text:p>
          </table:table-cell>
          <table:table-cell table:formula="of:=IF([.A43]&lt;&gt;&quot;&quot;; [.B43] &amp; &quot; = JsonUtil.Get&quot; &amp; [.D43] &amp; &quot;Value(&quot; &amp; [.$B$1] &amp; &quot;, &quot;&quot;&quot; &amp; [.B43] &amp; &quot;&quot;&quot;)&quot;; &quot;&quot;)" office:value-type="string" office:string-value="matchedSexNPC = JsonUtil.GetIntValue(configFile, &quot;matchedSexNPC&quot;)" calcext:value-type="string">
            <text:p>matchedSexNPC = JsonUtil.GetIntValue(configFile, "matchedSex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NPC</text:p>
          </table:table-cell>
          <table:table-cell/>
          <table:table-cell table:formula="of:=T(IF([.A44]=&quot;bool&quot;; &quot;Int&quot;; PROPER([.A44])))" office:value-type="string" office:string-value="Int" calcext:value-type="string">
            <text:p>Int</text:p>
          </table:table-cell>
          <table:table-cell table:formula="of:=T(IF([.A44]=&quot;bool&quot;;&quot; as int&quot;;&quot;&quot;))">
            <text:p/>
          </table:table-cell>
          <table:table-cell/>
          <table:table-cell table:formula="of:=IF([.A44]&lt;&gt;&quot;&quot;; &quot;JsonUtil.Set&quot; &amp; [.D44] &amp; &quot;Value(&quot; &amp; [.$B$1] &amp; &quot;, &quot;&quot;&quot; &amp; [.B44] &amp; &quot;&quot;&quot;, &quot; &amp; [.B44] &amp; [.E44] &amp; &quot;)&quot;; &quot;&quot;)" office:value-type="string" office:string-value="JsonUtil.SetIntValue(configFile, &quot;healthLimitNPC&quot;, healthLimitNPC)" calcext:value-type="string">
            <text:p>JsonUtil.SetIntValue(configFile, "healthLimitNPC", healthLimitNPC)</text:p>
          </table:table-cell>
          <table:table-cell table:formula="of:=IF([.A44]&lt;&gt;&quot;&quot;; [.B44] &amp; &quot; = JsonUtil.Get&quot; &amp; [.D44] &amp; &quot;Value(&quot; &amp; [.$B$1] &amp; &quot;, &quot;&quot;&quot; &amp; [.B44] &amp; &quot;&quot;&quot;)&quot;; &quot;&quot;)" office:value-type="string" office:string-value="healthLimitNPC = JsonUtil.GetIntValue(configFile, &quot;healthLimitNPC&quot;)" calcext:value-type="string">
            <text:p>healthLimitNPC = JsonUtil.GetIntValue(configFile, "healthLimit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BottomNPC</text:p>
          </table:table-cell>
          <table:table-cell/>
          <table:table-cell table:formula="of:=T(IF([.A45]=&quot;bool&quot;; &quot;Int&quot;; PROPER([.A45])))" office:value-type="string" office:string-value="Int" calcext:value-type="string">
            <text:p>Int</text:p>
          </table:table-cell>
          <table:table-cell table:formula="of:=T(IF([.A45]=&quot;bool&quot;;&quot; as int&quot;;&quot;&quot;))">
            <text:p/>
          </table:table-cell>
          <table:table-cell/>
          <table:table-cell table:formula="of:=IF([.A45]&lt;&gt;&quot;&quot;; &quot;JsonUtil.Set&quot; &amp; [.D45] &amp; &quot;Value(&quot; &amp; [.$B$1] &amp; &quot;, &quot;&quot;&quot; &amp; [.B45] &amp; &quot;&quot;&quot;, &quot; &amp; [.B45] &amp; [.E45] &amp; &quot;)&quot;; &quot;&quot;)" office:value-type="string" office:string-value="JsonUtil.SetIntValue(configFile, &quot;healthLimitBottomNPC&quot;, healthLimitBottomNPC)" calcext:value-type="string">
            <text:p>JsonUtil.SetIntValue(configFile, "healthLimitBottomNPC", healthLimitBottomNPC)</text:p>
          </table:table-cell>
          <table:table-cell table:formula="of:=IF([.A45]&lt;&gt;&quot;&quot;; [.B45] &amp; &quot; = JsonUtil.Get&quot; &amp; [.D45] &amp; &quot;Value(&quot; &amp; [.$B$1] &amp; &quot;, &quot;&quot;&quot; &amp; [.B45] &amp; &quot;&quot;&quot;)&quot;; &quot;&quot;)" office:value-type="string" office:string-value="healthLimitBottomNPC = JsonUtil.GetIntValue(configFile, &quot;healthLimitBottomNPC&quot;)" calcext:value-type="string">
            <text:p>healthLimitBottomNPC = JsonUtil.GetIntValue(configFile, "healthLimitBottom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NPC</text:p>
          </table:table-cell>
          <table:table-cell/>
          <table:table-cell table:formula="of:=T(IF([.A46]=&quot;bool&quot;; &quot;Int&quot;; PROPER([.A46])))" office:value-type="string" office:string-value="Int" calcext:value-type="string">
            <text:p>Int</text:p>
          </table:table-cell>
          <table:table-cell table:formula="of:=T(IF([.A4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46]&lt;&gt;&quot;&quot;; &quot;JsonUtil.Set&quot; &amp; [.D46] &amp; &quot;Value(&quot; &amp; [.$B$1] &amp; &quot;, &quot;&quot;&quot; &amp; [.B46] &amp; &quot;&quot;&quot;, &quot; &amp; [.B46] &amp; [.E46] &amp; &quot;)&quot;; &quot;&quot;)" office:value-type="string" office:string-value="JsonUtil.SetIntValue(configFile, &quot;enableEndlessRapeNPC&quot;, enableEndlessRapeNPC as int)" calcext:value-type="string">
            <text:p>JsonUtil.SetIntValue(configFile, "enableEndlessRapeNPC", enableEndlessRapeNPC as int)</text:p>
          </table:table-cell>
          <table:table-cell table:formula="of:=IF([.A46]&lt;&gt;&quot;&quot;; [.B46] &amp; &quot; = JsonUtil.Get&quot; &amp; [.D46] &amp; &quot;Value(&quot; &amp; [.$B$1] &amp; &quot;, &quot;&quot;&quot; &amp; [.B46] &amp; &quot;&quot;&quot;)&quot;; &quot;&quot;)" office:value-type="string" office:string-value="enableEndlessRapeNPC = JsonUtil.GetIntValue(configFile, &quot;enableEndlessRapeNPC&quot;)" calcext:value-type="string">
            <text:p>enableEndlessRapeNPC = JsonUtil.GetIntValue(configFile, "enableEndlessRap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ttackDistanceLimitNPC</text:p>
          </table:table-cell>
          <table:table-cell/>
          <table:table-cell table:formula="of:=T(IF([.A47]=&quot;bool&quot;; &quot;Int&quot;; PROPER([.A47])))" office:value-type="string" office:string-value="Int" calcext:value-type="string">
            <text:p>Int</text:p>
          </table:table-cell>
          <table:table-cell table:formula="of:=T(IF([.A47]=&quot;bool&quot;;&quot; as int&quot;;&quot;&quot;))">
            <text:p/>
          </table:table-cell>
          <table:table-cell/>
          <table:table-cell table:formula="of:=IF([.A47]&lt;&gt;&quot;&quot;; &quot;JsonUtil.Set&quot; &amp; [.D47] &amp; &quot;Value(&quot; &amp; [.$B$1] &amp; &quot;, &quot;&quot;&quot; &amp; [.B47] &amp; &quot;&quot;&quot;, &quot; &amp; [.B47] &amp; [.E47] &amp; &quot;)&quot;; &quot;&quot;)" office:value-type="string" office:string-value="JsonUtil.SetIntValue(configFile, &quot;attackDistanceLimitNPC&quot;, attackDistanceLimitNPC)" calcext:value-type="string">
            <text:p>JsonUtil.SetIntValue(configFile, "attackDistanceLimitNPC", attackDistanceLimitNPC)</text:p>
          </table:table-cell>
          <table:table-cell table:formula="of:=IF([.A47]&lt;&gt;&quot;&quot;; [.B47] &amp; &quot; = JsonUtil.Get&quot; &amp; [.D47] &amp; &quot;Value(&quot; &amp; [.$B$1] &amp; &quot;, &quot;&quot;&quot; &amp; [.B47] &amp; &quot;&quot;&quot;)&quot;; &quot;&quot;)" office:value-type="string" office:string-value="attackDistanceLimitNPC = JsonUtil.GetIntValue(configFile, &quot;attackDistanceLimitNPC&quot;)" calcext:value-type="string">
            <text:p>attackDistanceLimitNPC = JsonUtil.GetIntValue(configFile, "attackDistanceLimitNPC")</text:p>
          </table:table-cell>
        </table:table-row>
        <table:table-row table:style-name="ro1">
          <table:table-cell table:number-columns-repeated="3"/>
          <table:table-cell table:formula="of:=T(IF([.A48]=&quot;bool&quot;; &quot;Int&quot;; PROPER([.A48])))">
            <text:p/>
          </table:table-cell>
          <table:table-cell table:formula="of:=T(IF([.A48]=&quot;bool&quot;;&quot; as int&quot;;&quot;&quot;))">
            <text:p/>
          </table:table-cell>
          <table:table-cell/>
          <table:table-cell table:formula="of:=IF([.A48]&lt;&gt;&quot;&quot;; &quot;JsonUtil.Set&quot; &amp; [.D48] &amp; &quot;Value(&quot; &amp; [.$B$1] &amp; &quot;, &quot;&quot;&quot; &amp; [.B48] &amp; &quot;&quot;&quot;, &quot; &amp; [.B48] &amp; [.E48] &amp; &quot;)&quot;; &quot;&quot;)">
            <text:p/>
          </table:table-cell>
          <table:table-cell table:formula="of:=IF([.A48]&lt;&gt;&quot;&quot;; [.B48] &amp; &quot; = JsonUtil.Get&quot; &amp; [.D48] &amp; &quot;Value(&quot; &amp; [.$B$1] &amp; &quot;, &quot;&quot;&quot; &amp; [.B48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</text:p>
          </table:table-cell>
          <table:table-cell/>
          <table:table-cell table:formula="of:=T(IF([.A49]=&quot;bool&quot;; &quot;Int&quot;; PROPER([.A49])))" office:value-type="string" office:string-value="Int" calcext:value-type="string">
            <text:p>Int</text:p>
          </table:table-cell>
          <table:table-cell table:formula="of:=T(IF([.A49]=&quot;bool&quot;;&quot; as int&quot;;&quot;&quot;))">
            <text:p/>
          </table:table-cell>
          <table:table-cell/>
          <table:table-cell table:formula="of:=IF([.A49]&lt;&gt;&quot;&quot;; &quot;JsonUtil.Set&quot; &amp; [.D49] &amp; &quot;Value(&quot; &amp; [.$B$1] &amp; &quot;, &quot;&quot;&quot; &amp; [.B49] &amp; &quot;&quot;&quot;, &quot; &amp; [.B49] &amp; [.E49] &amp; &quot;)&quot;; &quot;&quot;)" office:value-type="string" office:string-value="JsonUtil.SetIntValue(configFile, &quot;rapeChanceNPC&quot;, rapeChanceNPC)" calcext:value-type="string">
            <text:p>JsonUtil.SetIntValue(configFile, "rapeChanceNPC", rapeChanceNPC)</text:p>
          </table:table-cell>
          <table:table-cell table:formula="of:=IF([.A49]&lt;&gt;&quot;&quot;; [.B49] &amp; &quot; = JsonUtil.Get&quot; &amp; [.D49] &amp; &quot;Value(&quot; &amp; [.$B$1] &amp; &quot;, &quot;&quot;&quot; &amp; [.B49] &amp; &quot;&quot;&quot;)&quot;; &quot;&quot;)" office:value-type="string" office:string-value="rapeChanceNPC = JsonUtil.GetIntValue(configFile, &quot;rapeChanceNPC&quot;)" calcext:value-type="string">
            <text:p>rapeChanceNPC = JsonUtil.GetIntValue(configFile, "rapeChance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</text:p>
          </table:table-cell>
          <table:table-cell/>
          <table:table-cell table:formula="of:=T(IF([.A50]=&quot;bool&quot;; &quot;Int&quot;; PROPER([.A50])))" office:value-type="string" office:string-value="Int" calcext:value-type="string">
            <text:p>Int</text:p>
          </table:table-cell>
          <table:table-cell table:formula="of:=T(IF([.A50]=&quot;bool&quot;;&quot; as int&quot;;&quot;&quot;))">
            <text:p/>
          </table:table-cell>
          <table:table-cell/>
          <table:table-cell table:formula="of:=IF([.A50]&lt;&gt;&quot;&quot;; &quot;JsonUtil.Set&quot; &amp; [.D50] &amp; &quot;Value(&quot; &amp; [.$B$1] &amp; &quot;, &quot;&quot;&quot; &amp; [.B50] &amp; &quot;&quot;&quot;, &quot; &amp; [.B50] &amp; [.E50] &amp; &quot;)&quot;; &quot;&quot;)" office:value-type="string" office:string-value="JsonUtil.SetIntValue(configFile, &quot;rapeChanceNotNakedNPC&quot;, rapeChanceNotNakedNPC)" calcext:value-type="string">
            <text:p>JsonUtil.SetIntValue(configFile, "rapeChanceNotNakedNPC", rapeChanceNotNakedNPC)</text:p>
          </table:table-cell>
          <table:table-cell table:formula="of:=IF([.A50]&lt;&gt;&quot;&quot;; [.B50] &amp; &quot; = JsonUtil.Get&quot; &amp; [.D50] &amp; &quot;Value(&quot; &amp; [.$B$1] &amp; &quot;, &quot;&quot;&quot; &amp; [.B50] &amp; &quot;&quot;&quot;)&quot;; &quot;&quot;)" office:value-type="string" office:string-value="rapeChanceNotNakedNPC = JsonUtil.GetIntValue(configFile, &quot;rapeChanceNotNakedNPC&quot;)" calcext:value-type="string">
            <text:p>rapeChanceNotNakedNPC = JsonUtil.GetIntValue(configFile, "rapeChanceNotNaked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PCPA</text:p>
          </table:table-cell>
          <table:table-cell/>
          <table:table-cell table:formula="of:=T(IF([.A51]=&quot;bool&quot;; &quot;Int&quot;; PROPER([.A51])))" office:value-type="string" office:string-value="Int" calcext:value-type="string">
            <text:p>Int</text:p>
          </table:table-cell>
          <table:table-cell table:formula="of:=T(IF([.A51]=&quot;bool&quot;;&quot; as int&quot;;&quot;&quot;))">
            <text:p/>
          </table:table-cell>
          <table:table-cell/>
          <table:table-cell table:formula="of:=IF([.A51]&lt;&gt;&quot;&quot;; &quot;JsonUtil.Set&quot; &amp; [.D51] &amp; &quot;Value(&quot; &amp; [.$B$1] &amp; &quot;, &quot;&quot;&quot; &amp; [.B51] &amp; &quot;&quot;&quot;, &quot; &amp; [.B51] &amp; [.E51] &amp; &quot;)&quot;; &quot;&quot;)" office:value-type="string" office:string-value="JsonUtil.SetIntValue(configFile, &quot;rapeChanceNPCPA&quot;, rapeChanceNPCPA)" calcext:value-type="string">
            <text:p>JsonUtil.SetIntValue(configFile, "rapeChanceNPCPA", rapeChanceNPCPA)</text:p>
          </table:table-cell>
          <table:table-cell table:formula="of:=IF([.A51]&lt;&gt;&quot;&quot;; [.B51] &amp; &quot; = JsonUtil.Get&quot; &amp; [.D51] &amp; &quot;Value(&quot; &amp; [.$B$1] &amp; &quot;, &quot;&quot;&quot; &amp; [.B51] &amp; &quot;&quot;&quot;)&quot;; &quot;&quot;)" office:value-type="string" office:string-value="rapeChanceNPCPA = JsonUtil.GetIntValue(configFile, &quot;rapeChanceNPCPA&quot;)" calcext:value-type="string">
            <text:p>rapeChanceNPCPA = JsonUtil.GetIntValue(configFile, "rapeChance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NotNakedNPCPA</text:p>
          </table:table-cell>
          <table:table-cell/>
          <table:table-cell table:formula="of:=T(IF([.A52]=&quot;bool&quot;; &quot;Int&quot;; PROPER([.A52])))" office:value-type="string" office:string-value="Int" calcext:value-type="string">
            <text:p>Int</text:p>
          </table:table-cell>
          <table:table-cell table:formula="of:=T(IF([.A52]=&quot;bool&quot;;&quot; as int&quot;;&quot;&quot;))">
            <text:p/>
          </table:table-cell>
          <table:table-cell/>
          <table:table-cell table:formula="of:=IF([.A52]&lt;&gt;&quot;&quot;; &quot;JsonUtil.Set&quot; &amp; [.D52] &amp; &quot;Value(&quot; &amp; [.$B$1] &amp; &quot;, &quot;&quot;&quot; &amp; [.B52] &amp; &quot;&quot;&quot;, &quot; &amp; [.B52] &amp; [.E52] &amp; &quot;)&quot;; &quot;&quot;)" office:value-type="string" office:string-value="JsonUtil.SetIntValue(configFile, &quot;rapeChanceNotNakedNPCPA&quot;, rapeChanceNotNakedNPCPA)" calcext:value-type="string">
            <text:p>JsonUtil.SetIntValue(configFile, "rapeChanceNotNakedNPCPA", rapeChanceNotNakedNPCPA)</text:p>
          </table:table-cell>
          <table:table-cell table:formula="of:=IF([.A52]&lt;&gt;&quot;&quot;; [.B52] &amp; &quot; = JsonUtil.Get&quot; &amp; [.D52] &amp; &quot;Value(&quot; &amp; [.$B$1] &amp; &quot;, &quot;&quot;&quot; &amp; [.B52] &amp; &quot;&quot;&quot;)&quot;; &quot;&quot;)" office:value-type="string" office:string-value="rapeChanceNotNakedNPCPA = JsonUtil.GetIntValue(configFile, &quot;rapeChanceNotNakedNPCPA&quot;)" calcext:value-type="string">
            <text:p>rapeChanceNotNakedNPCPA = JsonUtil.GetIntValue(configFile, "rapeChanceNotNakedNPCPA")</text:p>
          </table:table-cell>
        </table:table-row>
        <table:table-row table:style-name="ro1">
          <table:table-cell table:number-columns-repeated="3"/>
          <table:table-cell table:formula="of:=T(IF([.A53]=&quot;bool&quot;; &quot;Int&quot;; PROPER([.A53])))">
            <text:p/>
          </table:table-cell>
          <table:table-cell table:formula="of:=T(IF([.A53]=&quot;bool&quot;;&quot; as int&quot;;&quot;&quot;))">
            <text:p/>
          </table:table-cell>
          <table:table-cell/>
          <table:table-cell table:formula="of:=IF([.A53]&lt;&gt;&quot;&quot;; &quot;JsonUtil.Set&quot; &amp; [.D53] &amp; &quot;Value(&quot; &amp; [.$B$1] &amp; &quot;, &quot;&quot;&quot; &amp; [.B53] &amp; &quot;&quot;&quot;, &quot; &amp; [.B53] &amp; [.E53] &amp; &quot;)&quot;; &quot;&quot;)">
            <text:p/>
          </table:table-cell>
          <table:table-cell table:formula="of:=IF([.A53]&lt;&gt;&quot;&quot;; [.B53] &amp; &quot; = JsonUtil.Get&quot; &amp; [.D53] &amp; &quot;Value(&quot; &amp; [.$B$1] &amp; &quot;, &quot;&quot;&quot; &amp; [.B5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BreakNPC</text:p>
          </table:table-cell>
          <table:table-cell/>
          <table:table-cell table:formula="of:=T(IF([.A54]=&quot;bool&quot;; &quot;Int&quot;; PROPER([.A54])))" office:value-type="string" office:string-value="Int" calcext:value-type="string">
            <text:p>Int</text:p>
          </table:table-cell>
          <table:table-cell table:formula="of:=T(IF([.A5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4]&lt;&gt;&quot;&quot;; &quot;JsonUtil.Set&quot; &amp; [.D54] &amp; &quot;Value(&quot; &amp; [.$B$1] &amp; &quot;, &quot;&quot;&quot; &amp; [.B54] &amp; &quot;&quot;&quot;, &quot; &amp; [.B54] &amp; [.E54] &amp; &quot;)&quot;; &quot;&quot;)" office:value-type="string" office:string-value="JsonUtil.SetIntValue(configFile, &quot;enableArmorBreakNPC&quot;, enableArmorBreakNPC as int)" calcext:value-type="string">
            <text:p>JsonUtil.SetIntValue(configFile, "enableArmorBreakNPC", enableArmorBreakNPC as int)</text:p>
          </table:table-cell>
          <table:table-cell table:formula="of:=IF([.A54]&lt;&gt;&quot;&quot;; [.B54] &amp; &quot; = JsonUtil.Get&quot; &amp; [.D54] &amp; &quot;Value(&quot; &amp; [.$B$1] &amp; &quot;, &quot;&quot;&quot; &amp; [.B54] &amp; &quot;&quot;&quot;)&quot;; &quot;&quot;)" office:value-type="string" office:string-value="enableArmorBreakNPC = JsonUtil.GetIntValue(configFile, &quot;enableArmorBreakNPC&quot;)" calcext:value-type="string">
            <text:p>enableArmorBreakNPC = JsonUtil.GetIntValue(configFile, "enableArmorBreakNPC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ArmorUnequipModeNPC</text:p>
          </table:table-cell>
          <table:table-cell/>
          <table:table-cell table:formula="of:=T(IF([.A55]=&quot;bool&quot;; &quot;Int&quot;; PROPER([.A55])))" office:value-type="string" office:string-value="Int" calcext:value-type="string">
            <text:p>Int</text:p>
          </table:table-cell>
          <table:table-cell table:formula="of:=T(IF([.A5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5]&lt;&gt;&quot;&quot;; &quot;JsonUtil.Set&quot; &amp; [.D55] &amp; &quot;Value(&quot; &amp; [.$B$1] &amp; &quot;, &quot;&quot;&quot; &amp; [.B55] &amp; &quot;&quot;&quot;, &quot; &amp; [.B55] &amp; [.E55] &amp; &quot;)&quot;; &quot;&quot;)" office:value-type="string" office:string-value="JsonUtil.SetIntValue(configFile, &quot;enableArmorUnequipModeNPC&quot;, enableArmorUnequipModeNPC as int)" calcext:value-type="string">
            <text:p>JsonUtil.SetIntValue(configFile, "enableArmorUnequipModeNPC", enableArmorUnequipModeNPC as int)</text:p>
          </table:table-cell>
          <table:table-cell table:formula="of:=IF([.A55]&lt;&gt;&quot;&quot;; [.B55] &amp; &quot; = JsonUtil.Get&quot; &amp; [.D55] &amp; &quot;Value(&quot; &amp; [.$B$1] &amp; &quot;, &quot;&quot;&quot; &amp; [.B55] &amp; &quot;&quot;&quot;)&quot;; &quot;&quot;)" office:value-type="string" office:string-value="enableArmorUnequipModeNPC = JsonUtil.GetIntValue(configFile, &quot;enableArmorUnequipModeNPC&quot;)" calcext:value-type="string">
            <text:p>enableArmorUnequipModeNPC = JsonUtil.GetIntValue(configFile, "enableArmorUnequipModeNPC")</text:p>
          </table:table-cell>
        </table:table-row>
        <table:table-row table:style-name="ro1">
          <table:table-cell table:number-columns-repeated="3"/>
          <table:table-cell table:formula="of:=T(IF([.A56]=&quot;bool&quot;; &quot;Int&quot;; PROPER([.A56])))">
            <text:p/>
          </table:table-cell>
          <table:table-cell table:formula="of:=T(IF([.A56]=&quot;bool&quot;;&quot; as int&quot;;&quot;&quot;))">
            <text:p/>
          </table:table-cell>
          <table:table-cell/>
          <table:table-cell table:formula="of:=IF([.A56]&lt;&gt;&quot;&quot;; &quot;JsonUtil.Set&quot; &amp; [.D56] &amp; &quot;Value(&quot; &amp; [.$B$1] &amp; &quot;, &quot;&quot;&quot; &amp; [.B56] &amp; &quot;&quot;&quot;, &quot; &amp; [.B56] &amp; [.E56] &amp; &quot;)&quot;; &quot;&quot;)">
            <text:p/>
          </table:table-cell>
          <table:table-cell table:formula="of:=IF([.A56]&lt;&gt;&quot;&quot;; [.B56] &amp; &quot; = JsonUtil.Get&quot; &amp; [.D56] &amp; &quot;Value(&quot; &amp; [.$B$1] &amp; &quot;, &quot;&quot;&quot; &amp; [.B56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</text:p>
          </table:table-cell>
          <table:table-cell/>
          <table:table-cell table:formula="of:=T(IF([.A57]=&quot;bool&quot;; &quot;Int&quot;; PROPER([.A57])))" office:value-type="string" office:string-value="Int" calcext:value-type="string">
            <text:p>Int</text:p>
          </table:table-cell>
          <table:table-cell table:formula="of:=T(IF([.A57]=&quot;bool&quot;;&quot; as int&quot;;&quot;&quot;))">
            <text:p/>
          </table:table-cell>
          <table:table-cell/>
          <table:table-cell table:formula="of:=IF([.A57]&lt;&gt;&quot;&quot;; &quot;JsonUtil.Set&quot; &amp; [.D57] &amp; &quot;Value(&quot; &amp; [.$B$1] &amp; &quot;, &quot;&quot;&quot; &amp; [.B57] &amp; &quot;&quot;&quot;, &quot; &amp; [.B57] &amp; [.E57] &amp; &quot;)&quot;; &quot;&quot;)" office:value-type="string" office:string-value="JsonUtil.SetIntValue(configFile, &quot;armorBreakChanceClothNPC&quot;, armorBreakChanceClothNPC)" calcext:value-type="string">
            <text:p>JsonUtil.SetIntValue(configFile, "armorBreakChanceClothNPC", armorBreakChanceClothNPC)</text:p>
          </table:table-cell>
          <table:table-cell table:formula="of:=IF([.A57]&lt;&gt;&quot;&quot;; [.B57] &amp; &quot; = JsonUtil.Get&quot; &amp; [.D57] &amp; &quot;Value(&quot; &amp; [.$B$1] &amp; &quot;, &quot;&quot;&quot; &amp; [.B57] &amp; &quot;&quot;&quot;)&quot;; &quot;&quot;)" office:value-type="string" office:string-value="armorBreakChanceClothNPC = JsonUtil.GetIntValue(configFile, &quot;armorBreakChanceClothNPC&quot;)" calcext:value-type="string">
            <text:p>armorBreakChanceClothNPC = JsonUtil.GetIntValue(configFile, "armorBreakChanceCloth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</text:p>
          </table:table-cell>
          <table:table-cell/>
          <table:table-cell table:formula="of:=T(IF([.A58]=&quot;bool&quot;; &quot;Int&quot;; PROPER([.A58])))" office:value-type="string" office:string-value="Int" calcext:value-type="string">
            <text:p>Int</text:p>
          </table:table-cell>
          <table:table-cell table:formula="of:=T(IF([.A58]=&quot;bool&quot;;&quot; as int&quot;;&quot;&quot;))">
            <text:p/>
          </table:table-cell>
          <table:table-cell/>
          <table:table-cell table:formula="of:=IF([.A58]&lt;&gt;&quot;&quot;; &quot;JsonUtil.Set&quot; &amp; [.D58] &amp; &quot;Value(&quot; &amp; [.$B$1] &amp; &quot;, &quot;&quot;&quot; &amp; [.B58] &amp; &quot;&quot;&quot;, &quot; &amp; [.B58] &amp; [.E58] &amp; &quot;)&quot;; &quot;&quot;)" office:value-type="string" office:string-value="JsonUtil.SetIntValue(configFile, &quot;armorBreakChanceLightArmorNPC&quot;, armorBreakChanceLightArmorNPC)" calcext:value-type="string">
            <text:p>JsonUtil.SetIntValue(configFile, "armorBreakChanceLightArmorNPC", armorBreakChanceLightArmorNPC)</text:p>
          </table:table-cell>
          <table:table-cell table:formula="of:=IF([.A58]&lt;&gt;&quot;&quot;; [.B58] &amp; &quot; = JsonUtil.Get&quot; &amp; [.D58] &amp; &quot;Value(&quot; &amp; [.$B$1] &amp; &quot;, &quot;&quot;&quot; &amp; [.B58] &amp; &quot;&quot;&quot;)&quot;; &quot;&quot;)" office:value-type="string" office:string-value="armorBreakChanceLightArmorNPC = JsonUtil.GetIntValue(configFile, &quot;armorBreakChanceLightArmorNPC&quot;)" calcext:value-type="string">
            <text:p>armorBreakChanceLightArmorNPC = JsonUtil.GetIntValue(configFile, "armorBreakChanceLight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</text:p>
          </table:table-cell>
          <table:table-cell/>
          <table:table-cell table:formula="of:=T(IF([.A59]=&quot;bool&quot;; &quot;Int&quot;; PROPER([.A59])))" office:value-type="string" office:string-value="Int" calcext:value-type="string">
            <text:p>Int</text:p>
          </table:table-cell>
          <table:table-cell table:formula="of:=T(IF([.A59]=&quot;bool&quot;;&quot; as int&quot;;&quot;&quot;))">
            <text:p/>
          </table:table-cell>
          <table:table-cell/>
          <table:table-cell table:formula="of:=IF([.A59]&lt;&gt;&quot;&quot;; &quot;JsonUtil.Set&quot; &amp; [.D59] &amp; &quot;Value(&quot; &amp; [.$B$1] &amp; &quot;, &quot;&quot;&quot; &amp; [.B59] &amp; &quot;&quot;&quot;, &quot; &amp; [.B59] &amp; [.E59] &amp; &quot;)&quot;; &quot;&quot;)" office:value-type="string" office:string-value="JsonUtil.SetIntValue(configFile, &quot;armorBreakChanceHeavyArmorNPC&quot;, armorBreakChanceHeavyArmorNPC)" calcext:value-type="string">
            <text:p>JsonUtil.SetIntValue(configFile, "armorBreakChanceHeavyArmorNPC", armorBreakChanceHeavyArmorNPC)</text:p>
          </table:table-cell>
          <table:table-cell table:formula="of:=IF([.A59]&lt;&gt;&quot;&quot;; [.B59] &amp; &quot; = JsonUtil.Get&quot; &amp; [.D59] &amp; &quot;Value(&quot; &amp; [.$B$1] &amp; &quot;, &quot;&quot;&quot; &amp; [.B59] &amp; &quot;&quot;&quot;)&quot;; &quot;&quot;)" office:value-type="string" office:string-value="armorBreakChanceHeavyArmorNPC = JsonUtil.GetIntValue(configFile, &quot;armorBreakChanceHeavyArmorNPC&quot;)" calcext:value-type="string">
            <text:p>armorBreakChanceHeavyArmorNPC = JsonUtil.GetIntValue(configFile, "armorBreakChanceHeavyArmorNPC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ClothNPCPA</text:p>
          </table:table-cell>
          <table:table-cell/>
          <table:table-cell table:formula="of:=T(IF([.A60]=&quot;bool&quot;; &quot;Int&quot;; PROPER([.A60])))" office:value-type="string" office:string-value="Int" calcext:value-type="string">
            <text:p>Int</text:p>
          </table:table-cell>
          <table:table-cell table:formula="of:=T(IF([.A60]=&quot;bool&quot;;&quot; as int&quot;;&quot;&quot;))">
            <text:p/>
          </table:table-cell>
          <table:table-cell/>
          <table:table-cell table:formula="of:=IF([.A60]&lt;&gt;&quot;&quot;; &quot;JsonUtil.Set&quot; &amp; [.D60] &amp; &quot;Value(&quot; &amp; [.$B$1] &amp; &quot;, &quot;&quot;&quot; &amp; [.B60] &amp; &quot;&quot;&quot;, &quot; &amp; [.B60] &amp; [.E60] &amp; &quot;)&quot;; &quot;&quot;)" office:value-type="string" office:string-value="JsonUtil.SetIntValue(configFile, &quot;armorBreakChanceClothNPCPA&quot;, armorBreakChanceClothNPCPA)" calcext:value-type="string">
            <text:p>JsonUtil.SetIntValue(configFile, "armorBreakChanceClothNPCPA", armorBreakChanceClothNPCPA)</text:p>
          </table:table-cell>
          <table:table-cell table:formula="of:=IF([.A60]&lt;&gt;&quot;&quot;; [.B60] &amp; &quot; = JsonUtil.Get&quot; &amp; [.D60] &amp; &quot;Value(&quot; &amp; [.$B$1] &amp; &quot;, &quot;&quot;&quot; &amp; [.B60] &amp; &quot;&quot;&quot;)&quot;; &quot;&quot;)" office:value-type="string" office:string-value="armorBreakChanceClothNPCPA = JsonUtil.GetIntValue(configFile, &quot;armorBreakChanceClothNPCPA&quot;)" calcext:value-type="string">
            <text:p>armorBreakChanceClothNPCPA = JsonUtil.GetIntValue(configFile, "armorBreakChanceCloth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LightArmorNPCPA</text:p>
          </table:table-cell>
          <table:table-cell/>
          <table:table-cell table:formula="of:=T(IF([.A61]=&quot;bool&quot;; &quot;Int&quot;; PROPER([.A61])))" office:value-type="string" office:string-value="Int" calcext:value-type="string">
            <text:p>Int</text:p>
          </table:table-cell>
          <table:table-cell table:formula="of:=T(IF([.A61]=&quot;bool&quot;;&quot; as int&quot;;&quot;&quot;))">
            <text:p/>
          </table:table-cell>
          <table:table-cell/>
          <table:table-cell table:formula="of:=IF([.A61]&lt;&gt;&quot;&quot;; &quot;JsonUtil.Set&quot; &amp; [.D61] &amp; &quot;Value(&quot; &amp; [.$B$1] &amp; &quot;, &quot;&quot;&quot; &amp; [.B61] &amp; &quot;&quot;&quot;, &quot; &amp; [.B61] &amp; [.E61] &amp; &quot;)&quot;; &quot;&quot;)" office:value-type="string" office:string-value="JsonUtil.SetIntValue(configFile, &quot;armorBreakChanceLightArmorNPCPA&quot;, armorBreakChanceLightArmorNPCPA)" calcext:value-type="string">
            <text:p>JsonUtil.SetIntValue(configFile, "armorBreakChanceLightArmorNPCPA", armorBreakChanceLightArmorNPCPA)</text:p>
          </table:table-cell>
          <table:table-cell table:formula="of:=IF([.A61]&lt;&gt;&quot;&quot;; [.B61] &amp; &quot; = JsonUtil.Get&quot; &amp; [.D61] &amp; &quot;Value(&quot; &amp; [.$B$1] &amp; &quot;, &quot;&quot;&quot; &amp; [.B61] &amp; &quot;&quot;&quot;)&quot;; &quot;&quot;)" office:value-type="string" office:string-value="armorBreakChanceLightArmorNPCPA = JsonUtil.GetIntValue(configFile, &quot;armorBreakChanceLightArmorNPCPA&quot;)" calcext:value-type="string">
            <text:p>armorBreakChanceLightArmorNPCPA = JsonUtil.GetIntValue(configFile, "armorBreakChanceLightArmorNPCPA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rmorBreakChanceHeavyArmorNPCPA</text:p>
          </table:table-cell>
          <table:table-cell/>
          <table:table-cell table:formula="of:=T(IF([.A62]=&quot;bool&quot;; &quot;Int&quot;; PROPER([.A62])))" office:value-type="string" office:string-value="Int" calcext:value-type="string">
            <text:p>Int</text:p>
          </table:table-cell>
          <table:table-cell table:formula="of:=T(IF([.A62]=&quot;bool&quot;;&quot; as int&quot;;&quot;&quot;))">
            <text:p/>
          </table:table-cell>
          <table:table-cell/>
          <table:table-cell table:formula="of:=IF([.A62]&lt;&gt;&quot;&quot;; &quot;JsonUtil.Set&quot; &amp; [.D62] &amp; &quot;Value(&quot; &amp; [.$B$1] &amp; &quot;, &quot;&quot;&quot; &amp; [.B62] &amp; &quot;&quot;&quot;, &quot; &amp; [.B62] &amp; [.E62] &amp; &quot;)&quot;; &quot;&quot;)" office:value-type="string" office:string-value="JsonUtil.SetIntValue(configFile, &quot;armorBreakChanceHeavyArmorNPCPA&quot;, armorBreakChanceHeavyArmorNPCPA)" calcext:value-type="string">
            <text:p>JsonUtil.SetIntValue(configFile, "armorBreakChanceHeavyArmorNPCPA", armorBreakChanceHeavyArmorNPCPA)</text:p>
          </table:table-cell>
          <table:table-cell table:formula="of:=IF([.A62]&lt;&gt;&quot;&quot;; [.B62] &amp; &quot; = JsonUtil.Get&quot; &amp; [.D62] &amp; &quot;Value(&quot; &amp; [.$B$1] &amp; &quot;, &quot;&quot;&quot; &amp; [.B62] &amp; &quot;&quot;&quot;)&quot;; &quot;&quot;)" office:value-type="string" office:string-value="armorBreakChanceHeavyArmorNPCPA = JsonUtil.GetIntValue(configFile, &quot;armorBreakChanceHeavyArmorNPCPA&quot;)" calcext:value-type="string">
            <text:p>armorBreakChanceHeavyArmorNPCPA = JsonUtil.GetIntValue(configFile, "armorBreakChanceHeavyArmorNPCPA")</text:p>
          </table:table-cell>
        </table:table-row>
        <table:table-row table:style-name="ro1">
          <table:table-cell table:number-columns-repeated="3"/>
          <table:table-cell table:formula="of:=T(IF([.A63]=&quot;bool&quot;; &quot;Int&quot;; PROPER([.A63])))">
            <text:p/>
          </table:table-cell>
          <table:table-cell table:formula="of:=T(IF([.A63]=&quot;bool&quot;;&quot; as int&quot;;&quot;&quot;))">
            <text:p/>
          </table:table-cell>
          <table:table-cell/>
          <table:table-cell table:formula="of:=IF([.A63]&lt;&gt;&quot;&quot;; &quot;JsonUtil.Set&quot; &amp; [.D63] &amp; &quot;Value(&quot; &amp; [.$B$1] &amp; &quot;, &quot;&quot;&quot; &amp; [.B63] &amp; &quot;&quot;&quot;, &quot; &amp; [.B63] &amp; [.E63] &amp; &quot;)&quot;; &quot;&quot;)">
            <text:p/>
          </table:table-cell>
          <table:table-cell table:formula="of:=IF([.A63]&lt;&gt;&quot;&quot;; [.B63] &amp; &quot; = JsonUtil.Get&quot; &amp; [.D63] &amp; &quot;Value(&quot; &amp; [.$B$1] &amp; &quot;, &quot;&quot;&quot; &amp; [.B6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Regist</text:p>
          </table:table-cell>
          <table:table-cell/>
          <table:table-cell table:formula="of:=T(IF([.A64]=&quot;bool&quot;; &quot;Int&quot;; PROPER([.A64])))" office:value-type="string" office:string-value="Int" calcext:value-type="string">
            <text:p>Int</text:p>
          </table:table-cell>
          <table:table-cell table:formula="of:=T(IF([.A64]=&quot;bool&quot;;&quot; as int&quot;;&quot;&quot;))">
            <text:p/>
          </table:table-cell>
          <table:table-cell/>
          <table:table-cell table:formula="of:=IF([.A64]&lt;&gt;&quot;&quot;; &quot;JsonUtil.Set&quot; &amp; [.D64] &amp; &quot;Value(&quot; &amp; [.$B$1] &amp; &quot;, &quot;&quot;&quot; &amp; [.B64] &amp; &quot;&quot;&quot;, &quot; &amp; [.B64] &amp; [.E64] &amp; &quot;)&quot;; &quot;&quot;)" office:value-type="string" office:string-value="JsonUtil.SetIntValue(configFile, &quot;keyCodeRegist&quot;, keyCodeRegist)" calcext:value-type="string">
            <text:p>JsonUtil.SetIntValue(configFile, "keyCodeRegist", keyCodeRegist)</text:p>
          </table:table-cell>
          <table:table-cell table:formula="of:=IF([.A64]&lt;&gt;&quot;&quot;; [.B64] &amp; &quot; = JsonUtil.Get&quot; &amp; [.D64] &amp; &quot;Value(&quot; &amp; [.$B$1] &amp; &quot;, &quot;&quot;&quot; &amp; [.B64] &amp; &quot;&quot;&quot;)&quot;; &quot;&quot;)" office:value-type="string" office:string-value="keyCodeRegist = JsonUtil.GetIntValue(configFile, &quot;keyCodeRegist&quot;)" calcext:value-type="string">
            <text:p>keyCodeRegist = JsonUtil.GetIntValue(configFile, "keyCodeRegis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Help</text:p>
          </table:table-cell>
          <table:table-cell/>
          <table:table-cell table:formula="of:=T(IF([.A65]=&quot;bool&quot;; &quot;Int&quot;; PROPER([.A65])))" office:value-type="string" office:string-value="Int" calcext:value-type="string">
            <text:p>Int</text:p>
          </table:table-cell>
          <table:table-cell table:formula="of:=T(IF([.A65]=&quot;bool&quot;;&quot; as int&quot;;&quot;&quot;))">
            <text:p/>
          </table:table-cell>
          <table:table-cell/>
          <table:table-cell table:formula="of:=IF([.A65]&lt;&gt;&quot;&quot;; &quot;JsonUtil.Set&quot; &amp; [.D65] &amp; &quot;Value(&quot; &amp; [.$B$1] &amp; &quot;, &quot;&quot;&quot; &amp; [.B65] &amp; &quot;&quot;&quot;, &quot; &amp; [.B65] &amp; [.E65] &amp; &quot;)&quot;; &quot;&quot;)" office:value-type="string" office:string-value="JsonUtil.SetIntValue(configFile, &quot;keyCodeHelp&quot;, keyCodeHelp)" calcext:value-type="string">
            <text:p>JsonUtil.SetIntValue(configFile, "keyCodeHelp", keyCodeHelp)</text:p>
          </table:table-cell>
          <table:table-cell table:formula="of:=IF([.A65]&lt;&gt;&quot;&quot;; [.B65] &amp; &quot; = JsonUtil.Get&quot; &amp; [.D65] &amp; &quot;Value(&quot; &amp; [.$B$1] &amp; &quot;, &quot;&quot;&quot; &amp; [.B65] &amp; &quot;&quot;&quot;)&quot;; &quot;&quot;)" office:value-type="string" office:string-value="keyCodeHelp = JsonUtil.GetIntValue(configFile, &quot;keyCodeHelp&quot;)" calcext:value-type="string">
            <text:p>keyCodeHelp = JsonUtil.GetIntValue(configFile, "keyCodeHelp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keyCodeSubmit</text:p>
          </table:table-cell>
          <table:table-cell/>
          <table:table-cell table:formula="of:=T(IF([.A66]=&quot;bool&quot;; &quot;Int&quot;; PROPER([.A66])))" office:value-type="string" office:string-value="Int" calcext:value-type="string">
            <text:p>Int</text:p>
          </table:table-cell>
          <table:table-cell table:formula="of:=T(IF([.A66]=&quot;bool&quot;;&quot; as int&quot;;&quot;&quot;))">
            <text:p/>
          </table:table-cell>
          <table:table-cell/>
          <table:table-cell table:formula="of:=IF([.A66]&lt;&gt;&quot;&quot;; &quot;JsonUtil.Set&quot; &amp; [.D66] &amp; &quot;Value(&quot; &amp; [.$B$1] &amp; &quot;, &quot;&quot;&quot; &amp; [.B66] &amp; &quot;&quot;&quot;, &quot; &amp; [.B66] &amp; [.E66] &amp; &quot;)&quot;; &quot;&quot;)" office:value-type="string" office:string-value="JsonUtil.SetIntValue(configFile, &quot;keyCodeSubmit&quot;, keyCodeSubmit)" calcext:value-type="string">
            <text:p>JsonUtil.SetIntValue(configFile, "keyCodeSubmit", keyCodeSubmit)</text:p>
          </table:table-cell>
          <table:table-cell table:formula="of:=IF([.A66]&lt;&gt;&quot;&quot;; [.B66] &amp; &quot; = JsonUtil.Get&quot; &amp; [.D66] &amp; &quot;Value(&quot; &amp; [.$B$1] &amp; &quot;, &quot;&quot;&quot; &amp; [.B66] &amp; &quot;&quot;&quot;)&quot;; &quot;&quot;)" office:value-type="string" office:string-value="keyCodeSubmit = JsonUtil.GetIntValue(configFile, &quot;keyCodeSubmit&quot;)" calcext:value-type="string">
            <text:p>keyCodeSubmit = JsonUtil.GetIntValue(configFile, "keyCodeSubmit"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Distance</text:p>
          </table:table-cell>
          <table:table-cell/>
          <table:table-cell table:formula="of:=T(IF([.A68]=&quot;bool&quot;; &quot;Int&quot;; PROPER([.A68])))" office:value-type="string" office:string-value="Int" calcext:value-type="string">
            <text:p>Int</text:p>
          </table:table-cell>
          <table:table-cell table:formula="of:=T(IF([.A68]=&quot;bool&quot;;&quot; as int&quot;;&quot;&quot;))">
            <text:p/>
          </table:table-cell>
          <table:table-cell/>
          <table:table-cell table:formula="of:=IF([.A68]&lt;&gt;&quot;&quot;; &quot;JsonUtil.Set&quot; &amp; [.D68] &amp; &quot;Value(&quot; &amp; [.$B$1] &amp; &quot;, &quot;&quot;&quot; &amp; [.B68] &amp; &quot;&quot;&quot;, &quot; &amp; [.B68] &amp; [.E68] &amp; &quot;.GetValue() as int)&quot;; &quot;&quot;)" office:value-type="string" office:string-value="JsonUtil.SetIntValue(configFile, &quot;SSLYACRAudienceDistance&quot;, SSLYACRAudienceDistance.GetValue() as int)" calcext:value-type="string">
            <text:p>JsonUtil.SetIntValue(configFile, "SSLYACRAudienceDistance", SSLYACRAudienceDistance.GetValue() as int)</text:p>
          </table:table-cell>
          <table:table-cell table:formula="of:=IF([.A68]&lt;&gt;&quot;&quot;; [.B68] &amp; &quot;.SetValue(JsonUtil.Get&quot; &amp; [.D68] &amp; &quot;Value(&quot; &amp; [.$B$1] &amp; &quot;, &quot;&quot;&quot; &amp; [.B68] &amp; &quot;&quot;&quot;))&quot;; &quot;&quot;)" office:value-type="string" office:string-value="SSLYACRAudienceDistance.SetValue(JsonUtil.GetIntValue(configFile, &quot;SSLYACRAudienceDistance&quot;))" calcext:value-type="string">
            <text:p>SSLYACRAudienceDistance.SetValue(JsonUtil.GetIntValue(configFile, "SSLYACRAudienceDistance"))</text:p>
          </table:table-cell>
        </table:table-row>
        <table:table-row table:style-name="ro1">
          <table:table-cell table:number-columns-repeated="3"/>
          <table:table-cell table:formula="of:=T(IF([.A69]=&quot;bool&quot;; &quot;Int&quot;; PROPER([.A69])))">
            <text:p/>
          </table:table-cell>
          <table:table-cell table:formula="of:=T(IF([.A69]=&quot;bool&quot;;&quot; as int&quot;;&quot;&quot;))">
            <text:p/>
          </table:table-cell>
          <table:table-cell/>
          <table:table-cell table:formula="of:=IF([.A69]&lt;&gt;&quot;&quot;; &quot;JsonUtil.Set&quot; &amp; [.D69] &amp; &quot;Value(&quot; &amp; [.$B$1] &amp; &quot;, &quot;&quot;&quot; &amp; [.B69] &amp; &quot;&quot;&quot;, &quot; &amp; [.B69] &amp; [.E69] &amp; &quot;)&quot;; &quot;&quot;)">
            <text:p/>
          </table:table-cell>
          <table:table-cell table:formula="of:=IF([.A69]&lt;&gt;&quot;&quot;; [.B69] &amp; &quot; = JsonUtil.Get&quot; &amp; [.D69] &amp; &quot;Value(&quot; &amp; [.$B$1] &amp; &quot;, &quot;&quot;&quot; &amp; [.B6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WeCantDieSupport</text:p>
          </table:table-cell>
          <table:table-cell/>
          <table:table-cell table:formula="of:=T(IF([.A70]=&quot;bool&quot;; &quot;Int&quot;; PROPER([.A70])))" office:value-type="string" office:string-value="Int" calcext:value-type="string">
            <text:p>Int</text:p>
          </table:table-cell>
          <table:table-cell table:formula="of:=T(IF([.A70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0]&lt;&gt;&quot;&quot;; &quot;JsonUtil.Set&quot; &amp; [.D70] &amp; &quot;Value(&quot; &amp; [.$B$1] &amp; &quot;, &quot;&quot;&quot; &amp; [.B70] &amp; &quot;&quot;&quot;, &quot; &amp; [.B70] &amp; [.E70] &amp; &quot;)&quot;; &quot;&quot;)" office:value-type="string" office:string-value="JsonUtil.SetIntValue(configFile, &quot;enableWeCantDieSupport&quot;, enableWeCantDieSupport as int)" calcext:value-type="string">
            <text:p>JsonUtil.SetIntValue(configFile, "enableWeCantDieSupport", enableWeCantDieSupport as int)</text:p>
          </table:table-cell>
          <table:table-cell table:formula="of:=IF([.A70]&lt;&gt;&quot;&quot;; [.B70] &amp; &quot; = JsonUtil.Get&quot; &amp; [.D70] &amp; &quot;Value(&quot; &amp; [.$B$1] &amp; &quot;, &quot;&quot;&quot; &amp; [.B70] &amp; &quot;&quot;&quot;)&quot;; &quot;&quot;)" office:value-type="string" office:string-value="enableWeCantDieSupport = JsonUtil.GetIntValue(configFile, &quot;enableWeCantDieSupport&quot;)" calcext:value-type="string">
            <text:p>enableWeCantDieSupport = JsonUtil.GetIntValue(configFile, "enableWeCantDie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eCantDieChance</text:p>
          </table:table-cell>
          <table:table-cell/>
          <table:table-cell table:formula="of:=T(IF([.A71]=&quot;bool&quot;; &quot;Int&quot;; PROPER([.A71])))" office:value-type="string" office:string-value="Int" calcext:value-type="string">
            <text:p>Int</text:p>
          </table:table-cell>
          <table:table-cell table:formula="of:=T(IF([.A71]=&quot;bool&quot;;&quot; as int&quot;;&quot;&quot;))">
            <text:p/>
          </table:table-cell>
          <table:table-cell/>
          <table:table-cell table:formula="of:=IF([.A71]&lt;&gt;&quot;&quot;; &quot;JsonUtil.Set&quot; &amp; [.D71] &amp; &quot;Value(&quot; &amp; [.$B$1] &amp; &quot;, &quot;&quot;&quot; &amp; [.B71] &amp; &quot;&quot;&quot;, &quot; &amp; [.B71] &amp; [.E71] &amp; &quot;)&quot;; &quot;&quot;)" office:value-type="string" office:string-value="JsonUtil.SetIntValue(configFile, &quot;weCantDieChance&quot;, weCantDieChance)" calcext:value-type="string">
            <text:p>JsonUtil.SetIntValue(configFile, "weCantDieChance", weCantDieChance)</text:p>
          </table:table-cell>
          <table:table-cell table:formula="of:=IF([.A71]&lt;&gt;&quot;&quot;; [.B71] &amp; &quot; = JsonUtil.Get&quot; &amp; [.D71] &amp; &quot;Value(&quot; &amp; [.$B$1] &amp; &quot;, &quot;&quot;&quot; &amp; [.B71] &amp; &quot;&quot;&quot;)&quot;; &quot;&quot;)" office:value-type="string" office:string-value="weCantDieChance = JsonUtil.GetIntValue(configFile, &quot;weCantDieChance&quot;)" calcext:value-type="string">
            <text:p>weCantDieChance = JsonUtil.GetIntValue(configFile, "weCantDie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impleSlaverySupport</text:p>
          </table:table-cell>
          <table:table-cell/>
          <table:table-cell table:formula="of:=T(IF([.A72]=&quot;bool&quot;; &quot;Int&quot;; PROPER([.A72])))" office:value-type="string" office:string-value="Int" calcext:value-type="string">
            <text:p>Int</text:p>
          </table:table-cell>
          <table:table-cell table:formula="of:=T(IF([.A72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2]&lt;&gt;&quot;&quot;; &quot;JsonUtil.Set&quot; &amp; [.D72] &amp; &quot;Value(&quot; &amp; [.$B$1] &amp; &quot;, &quot;&quot;&quot; &amp; [.B72] &amp; &quot;&quot;&quot;, &quot; &amp; [.B72] &amp; [.E72] &amp; &quot;)&quot;; &quot;&quot;)" office:value-type="string" office:string-value="JsonUtil.SetIntValue(configFile, &quot;enableSimpleSlaverySupport&quot;, enableSimpleSlaverySupport as int)" calcext:value-type="string">
            <text:p>JsonUtil.SetIntValue(configFile, "enableSimpleSlaverySupport", enableSimpleSlaverySupport as int)</text:p>
          </table:table-cell>
          <table:table-cell table:formula="of:=IF([.A72]&lt;&gt;&quot;&quot;; [.B72] &amp; &quot; = JsonUtil.Get&quot; &amp; [.D72] &amp; &quot;Value(&quot; &amp; [.$B$1] &amp; &quot;, &quot;&quot;&quot; &amp; [.B72] &amp; &quot;&quot;&quot;)&quot;; &quot;&quot;)" office:value-type="string" office:string-value="enableSimpleSlaverySupport = JsonUtil.GetIntValue(configFile, &quot;enableSimpleSlaverySupport&quot;)" calcext:value-type="string">
            <text:p>enableSimpleSlaverySupport = JsonUtil.GetIntValue(configFile, "enableSimpleSlaverySupport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impleSlaveryChance</text:p>
          </table:table-cell>
          <table:table-cell/>
          <table:table-cell table:formula="of:=T(IF([.A73]=&quot;bool&quot;; &quot;Int&quot;; PROPER([.A73])))" office:value-type="string" office:string-value="Int" calcext:value-type="string">
            <text:p>Int</text:p>
          </table:table-cell>
          <table:table-cell table:formula="of:=T(IF([.A73]=&quot;bool&quot;;&quot; as int&quot;;&quot;&quot;))">
            <text:p/>
          </table:table-cell>
          <table:table-cell/>
          <table:table-cell table:formula="of:=IF([.A73]&lt;&gt;&quot;&quot;; &quot;JsonUtil.Set&quot; &amp; [.D73] &amp; &quot;Value(&quot; &amp; [.$B$1] &amp; &quot;, &quot;&quot;&quot; &amp; [.B73] &amp; &quot;&quot;&quot;, &quot; &amp; [.B73] &amp; [.E73] &amp; &quot;)&quot;; &quot;&quot;)" office:value-type="string" office:string-value="JsonUtil.SetIntValue(configFile, &quot;simpleSlaveryChance&quot;, simpleSlaveryChance)" calcext:value-type="string">
            <text:p>JsonUtil.SetIntValue(configFile, "simpleSlaveryChance", simpleSlaveryChance)</text:p>
          </table:table-cell>
          <table:table-cell table:formula="of:=IF([.A73]&lt;&gt;&quot;&quot;; [.B73] &amp; &quot; = JsonUtil.Get&quot; &amp; [.D73] &amp; &quot;Value(&quot; &amp; [.$B$1] &amp; &quot;, &quot;&quot;&quot; &amp; [.B73] &amp; &quot;&quot;&quot;)&quot;; &quot;&quot;)" office:value-type="string" office:string-value="simpleSlaveryChance = JsonUtil.GetIntValue(configFile, &quot;simpleSlaveryChance&quot;)" calcext:value-type="string">
            <text:p>simpleSlaveryChance = JsonUtil.GetIntValue(configFile, "simpleSlaveryChance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UtilOneSupport</text:p>
          </table:table-cell>
          <table:table-cell/>
          <table:table-cell table:formula="of:=T(IF([.A74]=&quot;bool&quot;; &quot;Int&quot;; PROPER([.A74])))" office:value-type="string" office:string-value="Int" calcext:value-type="string">
            <text:p>Int</text:p>
          </table:table-cell>
          <table:table-cell table:formula="of:=T(IF([.A74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4]&lt;&gt;&quot;&quot;; &quot;JsonUtil.Set&quot; &amp; [.D74] &amp; &quot;Value(&quot; &amp; [.$B$1] &amp; &quot;, &quot;&quot;&quot; &amp; [.B74] &amp; &quot;&quot;&quot;, &quot; &amp; [.B74] &amp; [.E74] &amp; &quot;)&quot;; &quot;&quot;)" office:value-type="string" office:string-value="JsonUtil.SetIntValue(configFile, &quot;enableUtilOneSupport&quot;, enableUtilOneSupport as int)" calcext:value-type="string">
            <text:p>JsonUtil.SetIntValue(configFile, "enableUtilOneSupport", enableUtilOneSupport as int)</text:p>
          </table:table-cell>
          <table:table-cell table:formula="of:=IF([.A74]&lt;&gt;&quot;&quot;; [.B74] &amp; &quot; = JsonUtil.Get&quot; &amp; [.D74] &amp; &quot;Value(&quot; &amp; [.$B$1] &amp; &quot;, &quot;&quot;&quot; &amp; [.B74] &amp; &quot;&quot;&quot;)&quot;; &quot;&quot;)" office:value-type="string" office:string-value="enableUtilOneSupport = JsonUtil.GetIntValue(configFile, &quot;enableUtilOneSupport&quot;)" calcext:value-type="string">
            <text:p>enableUtilOneSupport = JsonUtil.GetIntValue(configFile, "enableUtilOne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DrippingWASupport</text:p>
          </table:table-cell>
          <table:table-cell/>
          <table:table-cell table:formula="of:=T(IF([.A75]=&quot;bool&quot;; &quot;Int&quot;; PROPER([.A75])))" office:value-type="string" office:string-value="Int" calcext:value-type="string">
            <text:p>Int</text:p>
          </table:table-cell>
          <table:table-cell table:formula="of:=T(IF([.A7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5]&lt;&gt;&quot;&quot;; &quot;JsonUtil.Set&quot; &amp; [.D75] &amp; &quot;Value(&quot; &amp; [.$B$1] &amp; &quot;, &quot;&quot;&quot; &amp; [.B75] &amp; &quot;&quot;&quot;, &quot; &amp; [.B75] &amp; [.E75] &amp; &quot;)&quot;; &quot;&quot;)" office:value-type="string" office:string-value="JsonUtil.SetIntValue(configFile, &quot;enableDrippingWASupport&quot;, enableDrippingWASupport as int)" calcext:value-type="string">
            <text:p>JsonUtil.SetIntValue(configFile, "enableDrippingWASupport", enableDrippingWASupport as int)</text:p>
          </table:table-cell>
          <table:table-cell table:formula="of:=IF([.A75]&lt;&gt;&quot;&quot;; [.B75] &amp; &quot; = JsonUtil.Get&quot; &amp; [.D75] &amp; &quot;Value(&quot; &amp; [.$B$1] &amp; &quot;, &quot;&quot;&quot; &amp; [.B75] &amp; &quot;&quot;&quot;)&quot;; &quot;&quot;)" office:value-type="string" office:string-value="enableDrippingWASupport = JsonUtil.GetIntValue(configFile, &quot;enableDrippingWASupport&quot;)" calcext:value-type="string">
            <text:p>enableDrippingWASupport = JsonUtil.GetIntValue(configFile, "enableDrippingWASupport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SendOrgasm</text:p>
          </table:table-cell>
          <table:table-cell/>
          <table:table-cell table:formula="of:=T(IF([.A76]=&quot;bool&quot;; &quot;Int&quot;; PROPER([.A76])))" office:value-type="string" office:string-value="Int" calcext:value-type="string">
            <text:p>Int</text:p>
          </table:table-cell>
          <table:table-cell table:formula="of:=T(IF([.A7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6]&lt;&gt;&quot;&quot;; &quot;JsonUtil.Set&quot; &amp; [.D76] &amp; &quot;Value(&quot; &amp; [.$B$1] &amp; &quot;, &quot;&quot;&quot; &amp; [.B76] &amp; &quot;&quot;&quot;, &quot; &amp; [.B76] &amp; [.E76] &amp; &quot;)&quot;; &quot;&quot;)" office:value-type="string" office:string-value="JsonUtil.SetIntValue(configFile, &quot;enableSendOrgasm&quot;, enableSendOrgasm as int)" calcext:value-type="string">
            <text:p>JsonUtil.SetIntValue(configFile, "enableSendOrgasm", enableSendOrgasm as int)</text:p>
          </table:table-cell>
          <table:table-cell table:formula="of:=IF([.A76]&lt;&gt;&quot;&quot;; [.B76] &amp; &quot; = JsonUtil.Get&quot; &amp; [.D76] &amp; &quot;Value(&quot; &amp; [.$B$1] &amp; &quot;, &quot;&quot;&quot; &amp; [.B76] &amp; &quot;&quot;&quot;)&quot;; &quot;&quot;)" office:value-type="string" office:string-value="enableSendOrgasm = JsonUtil.GetIntValue(configFile, &quot;enableSendOrgasm&quot;)" calcext:value-type="string">
            <text:p>enableSendOrgasm = JsonUtil.GetIntValue(configFile, "enableSendOrgasm"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1</text:p>
          </table:table-cell>
          <table:table-cell/>
          <table:table-cell table:formula="of:=T(IF([.A79]=&quot;bool&quot;; &quot;Int&quot;; PROPER([.A79])))" office:value-type="string" office:string-value="Int" calcext:value-type="string">
            <text:p>Int</text:p>
          </table:table-cell>
          <table:table-cell table:formula="of:=T(IF([.A79]=&quot;bool&quot;;&quot; as int&quot;;&quot;&quot;))">
            <text:p/>
          </table:table-cell>
          <table:table-cell/>
          <table:table-cell table:formula="of:=IF([.A79]&lt;&gt;&quot;&quot;; &quot;JsonUtil.Set&quot; &amp; [.D79] &amp; &quot;Value(&quot; &amp; [.$B$1] &amp; &quot;, &quot;&quot;&quot; &amp; [.B79] &amp; &quot;&quot;&quot;, &quot; &amp; [.B79] &amp; [.E79] &amp; &quot;.GetValue() as int)&quot;; &quot;&quot;)" office:value-type="string" office:string-value="JsonUtil.SetIntValue(configFile, &quot;SSLYACRAudienceChance1&quot;, SSLYACRAudienceChance1.GetValue() as int)" calcext:value-type="string">
            <text:p>JsonUtil.SetIntValue(configFile, "SSLYACRAudienceChance1", SSLYACRAudienceChance1.GetValue() as int)</text:p>
          </table:table-cell>
          <table:table-cell table:formula="of:=IF([.A79]&lt;&gt;&quot;&quot;; [.B79] &amp; &quot;.SetValue(JsonUtil.Get&quot; &amp; [.D79] &amp; &quot;Value(&quot; &amp; [.$B$1] &amp; &quot;, &quot;&quot;&quot; &amp; [.B79] &amp; &quot;&quot;&quot;))&quot;; &quot;&quot;)" office:value-type="string" office:string-value="SSLYACRAudienceChance1.SetValue(JsonUtil.GetIntValue(configFile, &quot;SSLYACRAudienceChance1&quot;))" calcext:value-type="string">
            <text:p>SSLYACRAudienceChance1.SetValue(JsonUtil.GetIntValue(configFile, "SSLYACRAudienceChance1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2</text:p>
          </table:table-cell>
          <table:table-cell/>
          <table:table-cell table:formula="of:=T(IF([.A80]=&quot;bool&quot;; &quot;Int&quot;; PROPER([.A80])))" office:value-type="string" office:string-value="Int" calcext:value-type="string">
            <text:p>Int</text:p>
          </table:table-cell>
          <table:table-cell table:formula="of:=T(IF([.A80]=&quot;bool&quot;;&quot; as int&quot;;&quot;&quot;))">
            <text:p/>
          </table:table-cell>
          <table:table-cell/>
          <table:table-cell table:formula="of:=IF([.A80]&lt;&gt;&quot;&quot;; &quot;JsonUtil.Set&quot; &amp; [.D80] &amp; &quot;Value(&quot; &amp; [.$B$1] &amp; &quot;, &quot;&quot;&quot; &amp; [.B80] &amp; &quot;&quot;&quot;, &quot; &amp; [.B80] &amp; [.E80] &amp; &quot;.GetValue() as int)&quot;; &quot;&quot;)" office:value-type="string" office:string-value="JsonUtil.SetIntValue(configFile, &quot;SSLYACRAudienceChance2&quot;, SSLYACRAudienceChance2.GetValue() as int)" calcext:value-type="string">
            <text:p>JsonUtil.SetIntValue(configFile, "SSLYACRAudienceChance2", SSLYACRAudienceChance2.GetValue() as int)</text:p>
          </table:table-cell>
          <table:table-cell table:formula="of:=IF([.A80]&lt;&gt;&quot;&quot;; [.B80] &amp; &quot;.SetValue(JsonUtil.Get&quot; &amp; [.D80] &amp; &quot;Value(&quot; &amp; [.$B$1] &amp; &quot;, &quot;&quot;&quot; &amp; [.B80] &amp; &quot;&quot;&quot;))&quot;; &quot;&quot;)" office:value-type="string" office:string-value="SSLYACRAudienceChance2.SetValue(JsonUtil.GetIntValue(configFile, &quot;SSLYACRAudienceChance2&quot;))" calcext:value-type="string">
            <text:p>SSLYACRAudienceChance2.SetValue(JsonUtil.GetIntValue(configFile, "SSLYACRAudienceChance2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3</text:p>
          </table:table-cell>
          <table:table-cell/>
          <table:table-cell table:formula="of:=T(IF([.A81]=&quot;bool&quot;; &quot;Int&quot;; PROPER([.A81])))" office:value-type="string" office:string-value="Int" calcext:value-type="string">
            <text:p>Int</text:p>
          </table:table-cell>
          <table:table-cell table:formula="of:=T(IF([.A81]=&quot;bool&quot;;&quot; as int&quot;;&quot;&quot;))">
            <text:p/>
          </table:table-cell>
          <table:table-cell/>
          <table:table-cell table:formula="of:=IF([.A81]&lt;&gt;&quot;&quot;; &quot;JsonUtil.Set&quot; &amp; [.D81] &amp; &quot;Value(&quot; &amp; [.$B$1] &amp; &quot;, &quot;&quot;&quot; &amp; [.B81] &amp; &quot;&quot;&quot;, &quot; &amp; [.B81] &amp; [.E81] &amp; &quot;.GetValue() as int)&quot;; &quot;&quot;)" office:value-type="string" office:string-value="JsonUtil.SetIntValue(configFile, &quot;SSLYACRAudienceChance3&quot;, SSLYACRAudienceChance3.GetValue() as int)" calcext:value-type="string">
            <text:p>JsonUtil.SetIntValue(configFile, "SSLYACRAudienceChance3", SSLYACRAudienceChance3.GetValue() as int)</text:p>
          </table:table-cell>
          <table:table-cell table:formula="of:=IF([.A81]&lt;&gt;&quot;&quot;; [.B81] &amp; &quot;.SetValue(JsonUtil.Get&quot; &amp; [.D81] &amp; &quot;Value(&quot; &amp; [.$B$1] &amp; &quot;, &quot;&quot;&quot; &amp; [.B81] &amp; &quot;&quot;&quot;))&quot;; &quot;&quot;)" office:value-type="string" office:string-value="SSLYACRAudienceChance3.SetValue(JsonUtil.GetIntValue(configFile, &quot;SSLYACRAudienceChance3&quot;))" calcext:value-type="string">
            <text:p>SSLYACRAudienceChance3.SetValue(JsonUtil.GetIntValue(configFile, "SSLYACRAudienceChance3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4</text:p>
          </table:table-cell>
          <table:table-cell/>
          <table:table-cell table:formula="of:=T(IF([.A82]=&quot;bool&quot;; &quot;Int&quot;; PROPER([.A82])))" office:value-type="string" office:string-value="Int" calcext:value-type="string">
            <text:p>Int</text:p>
          </table:table-cell>
          <table:table-cell table:formula="of:=T(IF([.A82]=&quot;bool&quot;;&quot; as int&quot;;&quot;&quot;))">
            <text:p/>
          </table:table-cell>
          <table:table-cell/>
          <table:table-cell table:formula="of:=IF([.A82]&lt;&gt;&quot;&quot;; &quot;JsonUtil.Set&quot; &amp; [.D82] &amp; &quot;Value(&quot; &amp; [.$B$1] &amp; &quot;, &quot;&quot;&quot; &amp; [.B82] &amp; &quot;&quot;&quot;, &quot; &amp; [.B82] &amp; [.E82] &amp; &quot;.GetValue() as int)&quot;; &quot;&quot;)" office:value-type="string" office:string-value="JsonUtil.SetIntValue(configFile, &quot;SSLYACRAudienceChance4&quot;, SSLYACRAudienceChance4.GetValue() as int)" calcext:value-type="string">
            <text:p>JsonUtil.SetIntValue(configFile, "SSLYACRAudienceChance4", SSLYACRAudienceChance4.GetValue() as int)</text:p>
          </table:table-cell>
          <table:table-cell table:formula="of:=IF([.A82]&lt;&gt;&quot;&quot;; [.B82] &amp; &quot;.SetValue(JsonUtil.Get&quot; &amp; [.D82] &amp; &quot;Value(&quot; &amp; [.$B$1] &amp; &quot;, &quot;&quot;&quot; &amp; [.B82] &amp; &quot;&quot;&quot;))&quot;; &quot;&quot;)" office:value-type="string" office:string-value="SSLYACRAudienceChance4.SetValue(JsonUtil.GetIntValue(configFile, &quot;SSLYACRAudienceChance4&quot;))" calcext:value-type="string">
            <text:p>SSLYACRAudienceChance4.SetValue(JsonUtil.GetIntValue(configFile, "SSLYACRAudienceChance4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AudienceChance5</text:p>
          </table:table-cell>
          <table:table-cell/>
          <table:table-cell table:formula="of:=T(IF([.A83]=&quot;bool&quot;; &quot;Int&quot;; PROPER([.A83])))" office:value-type="string" office:string-value="Int" calcext:value-type="string">
            <text:p>Int</text:p>
          </table:table-cell>
          <table:table-cell table:formula="of:=T(IF([.A83]=&quot;bool&quot;;&quot; as int&quot;;&quot;&quot;))">
            <text:p/>
          </table:table-cell>
          <table:table-cell/>
          <table:table-cell table:formula="of:=IF([.A83]&lt;&gt;&quot;&quot;; &quot;JsonUtil.Set&quot; &amp; [.D83] &amp; &quot;Value(&quot; &amp; [.$B$1] &amp; &quot;, &quot;&quot;&quot; &amp; [.B83] &amp; &quot;&quot;&quot;, &quot; &amp; [.B83] &amp; [.E83] &amp; &quot;.GetValue() as int)&quot;; &quot;&quot;)" office:value-type="string" office:string-value="JsonUtil.SetIntValue(configFile, &quot;SSLYACRAudienceChance5&quot;, SSLYACRAudienceChance5.GetValue() as int)" calcext:value-type="string">
            <text:p>JsonUtil.SetIntValue(configFile, "SSLYACRAudienceChance5", SSLYACRAudienceChance5.GetValue() as int)</text:p>
          </table:table-cell>
          <table:table-cell table:formula="of:=IF([.A83]&lt;&gt;&quot;&quot;; [.B83] &amp; &quot;.SetValue(JsonUtil.Get&quot; &amp; [.D83] &amp; &quot;Value(&quot; &amp; [.$B$1] &amp; &quot;, &quot;&quot;&quot; &amp; [.B83] &amp; &quot;&quot;&quot;))&quot;; &quot;&quot;)" office:value-type="string" office:string-value="SSLYACRAudienceChance5.SetValue(JsonUtil.GetIntValue(configFile, &quot;SSLYACRAudienceChance5&quot;))" calcext:value-type="string">
            <text:p>SSLYACRAudienceChance5.SetValue(JsonUtil.GetIntValue(configFile, "SSLYACRAudienceChance5"))</text:p>
          </table:table-cell>
        </table:table-row>
        <table:table-row table:style-name="ro1">
          <table:table-cell table:number-columns-repeated="3"/>
          <table:table-cell table:formula="of:=T(IF([.A84]=&quot;bool&quot;; &quot;Int&quot;; PROPER([.A84])))">
            <text:p/>
          </table:table-cell>
          <table:table-cell table:formula="of:=T(IF([.A84]=&quot;bool&quot;;&quot; as int&quot;;&quot;&quot;))">
            <text:p/>
          </table:table-cell>
          <table:table-cell/>
          <table:table-cell table:formula="of:=IF([.A84]&lt;&gt;&quot;&quot;; &quot;JsonUtil.Set&quot; &amp; [.D84] &amp; &quot;Value(&quot; &amp; [.$B$1] &amp; &quot;, &quot;&quot;&quot; &amp; [.B84] &amp; &quot;&quot;&quot;, &quot; &amp; [.B84] &amp; [.E84] &amp; &quot;.GetValue() as int)&quot;; &quot;&quot;)">
            <text:p/>
          </table:table-cell>
          <table:table-cell table:formula="of:=IF([.A84]&lt;&gt;&quot;&quot;; [.B84] &amp; &quot;.SetValue(JsonUtil.Get&quot; &amp; [.D84] &amp; &quot;Value(&quot; &amp; [.$B$1] &amp; &quot;, &quot;&quot;&quot; &amp; [.B84] &amp; &quot;&quot;&quot;)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OneMore</text:p>
          </table:table-cell>
          <table:table-cell/>
          <table:table-cell table:formula="of:=T(IF([.A85]=&quot;bool&quot;; &quot;Int&quot;; PROPER([.A85])))" office:value-type="string" office:string-value="Int" calcext:value-type="string">
            <text:p>Int</text:p>
          </table:table-cell>
          <table:table-cell table:formula="of:=T(IF([.A85]=&quot;bool&quot;;&quot; as int&quot;;&quot;&quot;))">
            <text:p/>
          </table:table-cell>
          <table:table-cell/>
          <table:table-cell table:formula="of:=IF([.A85]&lt;&gt;&quot;&quot;; &quot;JsonUtil.Set&quot; &amp; [.D85] &amp; &quot;Value(&quot; &amp; [.$B$1] &amp; &quot;, &quot;&quot;&quot; &amp; [.B85] &amp; &quot;&quot;&quot;, &quot; &amp; [.B85] &amp; [.E85] &amp; &quot;.GetValue() as int)&quot;; &quot;&quot;)" office:value-type="string" office:string-value="JsonUtil.SetIntValue(configFile, &quot;SSLYACROneMore&quot;, SSLYACROneMore.GetValue() as int)" calcext:value-type="string">
            <text:p>JsonUtil.SetIntValue(configFile, "SSLYACROneMore", SSLYACROneMore.GetValue() as int)</text:p>
          </table:table-cell>
          <table:table-cell table:formula="of:=IF([.A85]&lt;&gt;&quot;&quot;; [.B85] &amp; &quot;.SetValue(JsonUtil.Get&quot; &amp; [.D85] &amp; &quot;Value(&quot; &amp; [.$B$1] &amp; &quot;, &quot;&quot;&quot; &amp; [.B85] &amp; &quot;&quot;&quot;))&quot;; &quot;&quot;)" office:value-type="string" office:string-value="SSLYACROneMore.SetValue(JsonUtil.GetIntValue(configFile, &quot;SSLYACROneMore&quot;))" calcext:value-type="string">
            <text:p>SSLYACROneMore.SetValue(JsonUtil.GetIntValue(configFile, "SSLYACROneMore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OneMoreFromSecond</text:p>
          </table:table-cell>
          <table:table-cell/>
          <table:table-cell table:formula="of:=T(IF([.A86]=&quot;bool&quot;; &quot;Int&quot;; PROPER([.A86])))" office:value-type="string" office:string-value="Int" calcext:value-type="string">
            <text:p>Int</text:p>
          </table:table-cell>
          <table:table-cell table:formula="of:=T(IF([.A86]=&quot;bool&quot;;&quot; as int&quot;;&quot;&quot;))">
            <text:p/>
          </table:table-cell>
          <table:table-cell/>
          <table:table-cell table:formula="of:=IF([.A86]&lt;&gt;&quot;&quot;; &quot;JsonUtil.Set&quot; &amp; [.D86] &amp; &quot;Value(&quot; &amp; [.$B$1] &amp; &quot;, &quot;&quot;&quot; &amp; [.B86] &amp; &quot;&quot;&quot;, &quot; &amp; [.B86] &amp; [.E86] &amp; &quot;.GetValue() as int)&quot;; &quot;&quot;)" office:value-type="string" office:string-value="JsonUtil.SetIntValue(configFile, &quot;SSLYACROneMoreFromSecond&quot;, SSLYACROneMoreFromSecond.GetValue() as int)" calcext:value-type="string">
            <text:p>JsonUtil.SetIntValue(configFile, "SSLYACROneMoreFromSecond", SSLYACROneMoreFromSecond.GetValue() as int)</text:p>
          </table:table-cell>
          <table:table-cell table:formula="of:=IF([.A86]&lt;&gt;&quot;&quot;; [.B86] &amp; &quot;.SetValue(JsonUtil.Get&quot; &amp; [.D86] &amp; &quot;Value(&quot; &amp; [.$B$1] &amp; &quot;, &quot;&quot;&quot; &amp; [.B86] &amp; &quot;&quot;&quot;))&quot;; &quot;&quot;)" office:value-type="string" office:string-value="SSLYACROneMoreFromSecond.SetValue(JsonUtil.GetIntValue(configFile, &quot;SSLYACROneMoreFromSecond&quot;))" calcext:value-type="string">
            <text:p>SSLYACROneMoreFromSecond.SetValue(JsonUtil.GetIntValue(configFile, "SSLYACROneMoreFromSecond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MultiPlay</text:p>
          </table:table-cell>
          <table:table-cell/>
          <table:table-cell table:formula="of:=T(IF([.A87]=&quot;bool&quot;; &quot;Int&quot;; PROPER([.A87])))" office:value-type="string" office:string-value="Int" calcext:value-type="string">
            <text:p>Int</text:p>
          </table:table-cell>
          <table:table-cell table:formula="of:=T(IF([.A87]=&quot;bool&quot;;&quot; as int&quot;;&quot;&quot;))">
            <text:p/>
          </table:table-cell>
          <table:table-cell/>
          <table:table-cell table:formula="of:=IF([.A87]&lt;&gt;&quot;&quot;; &quot;JsonUtil.Set&quot; &amp; [.D87] &amp; &quot;Value(&quot; &amp; [.$B$1] &amp; &quot;, &quot;&quot;&quot; &amp; [.B87] &amp; &quot;&quot;&quot;, &quot; &amp; [.B87] &amp; [.E87] &amp; &quot;.GetValue() as int)&quot;; &quot;&quot;)" office:value-type="string" office:string-value="JsonUtil.SetIntValue(configFile, &quot;SSLYACRMultiPlay&quot;, SSLYACRMultiPlay.GetValue() as int)" calcext:value-type="string">
            <text:p>JsonUtil.SetIntValue(configFile, "SSLYACRMultiPlay", SSLYACRMultiPlay.GetValue() as int)</text:p>
          </table:table-cell>
          <table:table-cell table:formula="of:=IF([.A87]&lt;&gt;&quot;&quot;; [.B87] &amp; &quot;.SetValue(JsonUtil.Get&quot; &amp; [.D87] &amp; &quot;Value(&quot; &amp; [.$B$1] &amp; &quot;, &quot;&quot;&quot; &amp; [.B87] &amp; &quot;&quot;&quot;))&quot;; &quot;&quot;)" office:value-type="string" office:string-value="SSLYACRMultiPlay.SetValue(JsonUtil.GetIntValue(configFile, &quot;SSLYACRMultiPlay&quot;))" calcext:value-type="string">
            <text:p>SSLYACRMultiPlay.SetValue(JsonUtil.GetIntValue(configFile, "SSLYACRMultiPlay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MultiPlay5P</text:p>
          </table:table-cell>
          <table:table-cell/>
          <table:table-cell table:formula="of:=T(IF([.A88]=&quot;bool&quot;; &quot;Int&quot;; PROPER([.A88])))" office:value-type="string" office:string-value="Int" calcext:value-type="string">
            <text:p>Int</text:p>
          </table:table-cell>
          <table:table-cell table:formula="of:=T(IF([.A88]=&quot;bool&quot;;&quot; as int&quot;;&quot;&quot;))">
            <text:p/>
          </table:table-cell>
          <table:table-cell/>
          <table:table-cell table:formula="of:=IF([.A88]&lt;&gt;&quot;&quot;; &quot;JsonUtil.Set&quot; &amp; [.D88] &amp; &quot;Value(&quot; &amp; [.$B$1] &amp; &quot;, &quot;&quot;&quot; &amp; [.B88] &amp; &quot;&quot;&quot;, &quot; &amp; [.B88] &amp; [.E88] &amp; &quot;.GetValue() as int)&quot;; &quot;&quot;)" office:value-type="string" office:string-value="JsonUtil.SetIntValue(configFile, &quot;SSLYACRMultiPlay5P&quot;, SSLYACRMultiPlay5P.GetValue() as int)" calcext:value-type="string">
            <text:p>JsonUtil.SetIntValue(configFile, "SSLYACRMultiPlay5P", SSLYACRMultiPlay5P.GetValue() as int)</text:p>
          </table:table-cell>
          <table:table-cell table:formula="of:=IF([.A88]&lt;&gt;&quot;&quot;; [.B88] &amp; &quot;.SetValue(JsonUtil.Get&quot; &amp; [.D88] &amp; &quot;Value(&quot; &amp; [.$B$1] &amp; &quot;, &quot;&quot;&quot; &amp; [.B88] &amp; &quot;&quot;&quot;))&quot;; &quot;&quot;)" office:value-type="string" office:string-value="SSLYACRMultiPlay5P.SetValue(JsonUtil.GetIntValue(configFile, &quot;SSLYACRMultiPlay5P&quot;))" calcext:value-type="string">
            <text:p>SSLYACRMultiPlay5P.SetValue(JsonUtil.GetIntValue(configFile, "SSLYACRMultiPlay5P")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SLYACRMultiPlay4P</text:p>
          </table:table-cell>
          <table:table-cell/>
          <table:table-cell table:formula="of:=T(IF([.A89]=&quot;bool&quot;; &quot;Int&quot;; PROPER([.A89])))" office:value-type="string" office:string-value="Int" calcext:value-type="string">
            <text:p>Int</text:p>
          </table:table-cell>
          <table:table-cell table:formula="of:=T(IF([.A89]=&quot;bool&quot;;&quot; as int&quot;;&quot;&quot;))">
            <text:p/>
          </table:table-cell>
          <table:table-cell/>
          <table:table-cell table:formula="of:=IF([.A89]&lt;&gt;&quot;&quot;; &quot;JsonUtil.Set&quot; &amp; [.D89] &amp; &quot;Value(&quot; &amp; [.$B$1] &amp; &quot;, &quot;&quot;&quot; &amp; [.B89] &amp; &quot;&quot;&quot;, &quot; &amp; [.B89] &amp; [.E89] &amp; &quot;.GetValue() as int)&quot;; &quot;&quot;)" office:value-type="string" office:string-value="JsonUtil.SetIntValue(configFile, &quot;SSLYACRMultiPlay4P&quot;, SSLYACRMultiPlay4P.GetValue() as int)" calcext:value-type="string">
            <text:p>JsonUtil.SetIntValue(configFile, "SSLYACRMultiPlay4P", SSLYACRMultiPlay4P.GetValue() as int)</text:p>
          </table:table-cell>
          <table:table-cell table:formula="of:=IF([.A89]&lt;&gt;&quot;&quot;; [.B89] &amp; &quot;.SetValue(JsonUtil.Get&quot; &amp; [.D89] &amp; &quot;Value(&quot; &amp; [.$B$1] &amp; &quot;, &quot;&quot;&quot; &amp; [.B89] &amp; &quot;&quot;&quot;))&quot;; &quot;&quot;)" office:value-type="string" office:string-value="SSLYACRMultiPlay4P.SetValue(JsonUtil.GetIntValue(configFile, &quot;SSLYACRMultiPlay4P&quot;))" calcext:value-type="string">
            <text:p>SSLYACRMultiPlay4P.SetValue(JsonUtil.GetIntValue(configFile, "SSLYACRMultiPlay4P"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00/00/00</text:date>, <text:time style:data-style-name="N2" text:time-value="20:46:20.38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5T20:54:44.426000000</dc:date>
    <meta:editing-duration>PT1H10M54S</meta:editing-duration>
    <meta:editing-cycles>5</meta:editing-cycles>
    <meta:generator>LibreOffice/6.3.5.2$Windows_X86_64 LibreOffice_project/dd0751754f11728f69b42ee2af66670068624673</meta:generator>
    <meta:document-statistic meta:table-count="1" meta:cell-count="467" meta:object-count="0"/>
  </office:meta>
</office:document-meta>
</file>